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-white-title">
      <style:graphic-properties draw:fill-color="#ffffff" draw:auto-grow-height="true" fo:min-height="3.001cm"/>
    </style:style>
    <style:style style:name="pr2" style:family="presentation" style:parent-style-name="blue-white-subtitle" style:list-style-name="L3">
      <style:graphic-properties draw:fill-color="#ffffff" draw:auto-grow-height="true" fo:min-height="15.001cm"/>
    </style:style>
    <style:style style:name="pr3" style:family="presentation" style:parent-style-name="blue-white-notes">
      <style:graphic-properties draw:fill-color="#ffffff" draw:auto-grow-height="true" fo:min-height="13.365cm"/>
    </style:style>
    <style:style style:name="pr4" style:family="presentation" style:parent-style-name="blue-white-outline1">
      <style:graphic-properties draw:fill-color="#ffffff" draw:auto-grow-height="true" fo:min-height="15.001cm"/>
    </style:style>
    <style:style style:name="pr5" style:family="presentation" style:parent-style-name="blue-white-notes">
      <style:graphic-properties draw:fill-color="#ffffff" fo:min-height="13.114cm"/>
    </style:style>
    <style:style style:name="pr6" style:family="presentation" style:parent-style-name="blue-white-notes">
      <style:graphic-properties draw:fill-color="#ffffff" fo:min-height="13.11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0cm" fo:margin-right="0cm" fo:text-indent="0cm"/>
      <style:text-properties fo:font-size="36pt"/>
    </style:style>
    <style:style style:name="P6" style:family="paragraph">
      <style:paragraph-properties fo:margin-left="1.2cm" fo:margin-right="0cm" fo:text-indent="-0.9cm"/>
      <style:text-properties fo:font-size="32pt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font-size="20pt" fo:font-style="italic"/>
    </style:style>
    <style:style style:name="T2" style:family="text">
      <style:text-properties fo:font-style="italic"/>
    </style:style>
    <style:style style:name="T3" style:family="text">
      <style:text-properties fo:font-size="26pt" fo:font-style="italic"/>
    </style:style>
    <style:style style:name="T4" style:family="text">
      <style:text-properties fo:font-size="26pt"/>
    </style:style>
    <style:style style:name="T5" style:family="text">
      <style:text-properties fo:font-size="36pt"/>
    </style:style>
    <style:style style:name="T6" style:family="text">
      <style:text-properties fo:font-size="32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family="'Times New Roman'" style:font-family-generic="roman" fo:font-size="18pt" fo:font-style="italic" style:font-size-asian="12pt" style:font-style-asian="italic" style:font-size-complex="12pt" style:font-style-complex="italic"/>
    </style:style>
    <style:style style:name="T9" style:family="text">
      <style:text-properties fo:font-family="'Times New Roman'" style:font-family-generic="roman" fo:font-size="18pt" style:font-size-asian="12pt" style:font-size-complex="12pt"/>
    </style:style>
    <style:style style:name="T10" style:family="text">
      <style:text-properties fo:font-size="20pt"/>
    </style:style>
    <style:style style:name="T11" style:family="text">
      <style:text-properties fo:font-style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white" presentation:presentation-page-layout-name="AL1T0">
        <office:forms form:automatic-focus="false" form:apply-design-mode="false"/>
        <draw:frame presentation:style-name="pr1" draw:text-style-name="P1" draw:layer="layout" svg:width="27.5cm" svg:height="3.001cm" svg:x="0.5cm" svg:y="1cm" presentation:class="title">
          <draw:text-box>
            <text:p text:style-name="P1">XINS 2.0 features</text:p>
          </draw:text-box>
        </draw:frame>
        <draw:frame presentation:style-name="pr2" draw:text-style-name="P1" draw:layer="layout" svg:width="25cm" svg:height="15.001cm" svg:x="2.5cm" svg:y="5cm" presentation:class="subtitle">
          <draw:text-box>
            <text:p text:style-name="P1">101 new features of XINS 2.0.</text:p>
            <text:p text:style-name="P1"/>
            <text:p text:style-name="P1"><text:span text:style-name="T1">This presentation has 102 pages</text:span> 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2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-white" presentation:presentation-page-layout-name="AL2T1">
        <draw:frame presentation:style-name="pr1" draw:text-style-name="P1" draw:layer="layout" svg:width="27.5cm" svg:height="3.001cm" svg:x="0.5cm" svg:y="1cm" presentation:class="title">
          <draw:text-box>
            <text:p text:style-name="P1">XML Schema to types</text:p>
          </draw:text-box>
        </draw:frame>
        <draw:frame presentation:style-name="pr4" draw:text-style-name="P3" draw:layer="layout" svg:width="25cm" svg:height="15.001cm" svg:x="2.5cm" svg:y="5cm" presentation:class="outline">
          <draw:text-box>
            <text:list text:style-name="L2">
              <text:list-item>
                <text:p text:style-name="P3">New target <text:span text:style-name="T2">xins xsd-to-types</text:span></text:p>
              </text:list-item>
            </text:list>
            <text:list text:style-name="L2">
              <text:list-item>
                <text:p text:style-name="P3">Generates .typ files with the types defined in the given XML Schema files <text:s/>for the specified API.<text:line-break/></text:p>
              </text:list-item>
            </text:list>
            <text:list text:style-name="L2">
              <text:list-item>
                <text:p text:style-name="P3">Parameter xsd.dir is used to get the directory where the *.xsd files are locat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-white" presentation:presentation-page-layout-name="AL2T1">
        <draw:frame presentation:style-name="pr1" draw:text-style-name="P1" draw:layer="layout" svg:width="27.5cm" svg:height="3.001cm" svg:x="0.5cm" svg:y="1cm" presentation:class="title">
          <draw:text-box>
            <text:p text:style-name="P1">_WSDL Meta function</text:p>
          </draw:text-box>
        </draw:frame>
        <draw:frame presentation:style-name="pr4" draw:text-style-name="P3" draw:layer="layout" svg:width="25cm" svg:height="15.001cm" svg:x="2.5cm" svg:y="5cm" presentation:class="outline">
          <draw:text-box>
            <text:list text:style-name="L2">
              <text:list-item>
                <text:p text:style-name="P3">New meta function _WSDL<text:line-break/><text:line-break/></text:p>
              </text:list-item>
            </text:list>
            <text:list text:style-name="L2">
              <text:list-item>
                <text:p text:style-name="P3">The WSDL file is included in the WAR file and returned if requested.</text:p>
              </text:list-item>
            </text:list>
            <text:list text:style-name="L2">
              <text:list-item>
                <text:p text:style-name="P3">WSDL is an industry standard to describe an API.</text:p>
              </text:list-item>
            </text:list>
            <text:list text:style-name="L2">
              <text:list-item>
                <text:list>
                  <text:list-item>
                    <text:p text:style-name="P4"><text:a xlink:href="http://www.w3.org/TR/wsdl">http://www.w3.org/TR/wsdl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-white" presentation:presentation-page-layout-name="AL2T1">
        <draw:frame presentation:style-name="pr1" draw:text-style-name="P1" draw:layer="layout" svg:width="27.5cm" svg:height="3.001cm" svg:x="0.5cm" svg:y="1cm" presentation:class="title">
          <draw:text-box>
            <text:p text:style-name="P1">XINS FF HTML Error</text:p>
          </draw:text-box>
        </draw:frame>
        <draw:frame presentation:style-name="pr4" draw:text-style-name="P3" draw:layer="layout" svg:width="25cm" svg:height="15.001cm" svg:x="2.5cm" svg:y="5cm" presentation:class="outline">
          <draw:text-box>
            <text:list text:style-name="L2">
              <text:list-item>
                <text:p text:style-name="P3">Error due to XSLT will produce an HTML page containing the details of the Error instead of HTTP 500 Internal Server Error.<text:line-break/><text:line-break/></text:p>
              </text:list-item>
            </text:list>
            <text:list text:style-name="L2">
              <text:list-item>
                <text:p text:style-name="P3">The XSLT used to generate the page could be configured with the xinsff.error.page bootstrap propert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-white" presentation:presentation-page-layout-name="AL2T1">
        <draw:frame presentation:style-name="pr1" draw:text-style-name="P1" draw:layer="layout" svg:width="27.5cm" svg:height="3.001cm" svg:x="0.5cm" svg:y="1cm" presentation:class="title">
          <draw:text-box>
            <text:p text:style-name="P1">_SMD Meta function</text:p>
          </draw:text-box>
        </draw:frame>
        <draw:frame presentation:style-name="pr4" draw:text-style-name="P3" draw:layer="layout" svg:width="25cm" svg:height="15.001cm" svg:x="2.5cm" svg:y="5cm" presentation:class="outline">
          <draw:text-box>
            <text:list text:style-name="L2">
              <text:list-item>
                <text:p text:style-name="P3">New meta function _SMD.<text:line-break/><text:line-break/></text:p>
              </text:list-item>
            </text:list>
            <text:list text:style-name="L2">
              <text:list-item>
                <text:p text:style-name="P3">Return the Simple Method Description of the API.</text:p>
              </text:list-item>
            </text:list>
            <text:list text:style-name="L2">
              <text:list-item>
                <text:list>
                  <text:list-item>
                    <text:p text:style-name="P4"><text:a xlink:href="http://dojo.jot.com/SMD">http://dojo.jot.com/SMD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-white" presentation:presentation-page-layout-name="AL2T1">
        <draw:frame presentation:style-name="pr1" draw:text-style-name="P1" draw:layer="layout" svg:width="27.5cm" svg:height="3.001cm" svg:x="0.5cm" svg:y="1cm" presentation:class="title" presentation:user-transformed="true">
          <draw:text-box>
            <text:p text:style-name="P1">XML to Object with mapping</text:p>
          </draw:text-box>
        </draw:frame>
        <draw:frame presentation:style-name="pr4" draw:text-style-name="P3" draw:layer="layout" svg:width="25cm" svg:height="15.001cm" svg:x="2.5cm" svg:y="5cm" presentation:class="outline" presentation:user-transformed="true">
          <draw:text-box>
            <text:list text:style-name="L2">
              <text:list-item>
                <text:p text:style-name="P3">Added utility method to fill an Object with an XML Element that performs mapping of element names or attribute name.<text:line-break/><text:line-break/></text:p>
              </text:list-item>
            </text:list>
            <text:list text:style-name="L2">
              <text:list-item>
                <text:p text:style-name="P3"><text:span text:style-name="T3">Object BeanUtils.xmlToObject(Element xml, Object target, Map&lt;String, String&gt; elementMapping, Map&lt;String, String&gt; attributeMapping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-white" presentation:presentation-page-layout-name="AL2T1">
        <office:forms form:automatic-focus="false" form:apply-design-mode="false"/>
        <draw:frame presentation:style-name="pr1" draw:text-style-name="P1" draw:layer="layout" svg:width="27.5cm" svg:height="3.001cm" svg:x="0.5cm" svg:y="1cm" presentation:class="title">
          <draw:text-box>
            <text:p text:style-name="P1">API.getResourceAsStream()</text:p>
          </draw:text-box>
        </draw:frame>
        <draw:frame presentation:style-name="pr4" draw:text-style-name="P3" draw:layer="layout" svg:width="25cm" svg:height="15.001cm" svg:x="2.5cm" svg:y="5cm" presentation:class="outline">
          <draw:text-box>
            <text:list text:style-name="L2">
              <text:list-item>
                <text:p text:style-name="P3">New method to get the InputStream of a resource located in the WAR file.</text:p>
              </text:list-item>
            </text:list>
            <text:list text:style-name="L2">
              <text:list-item>
                <text:list>
                  <text:list-item>
                    <text:p text:style-name="P4">Improve compatibility with the different Servlet container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Avoid code duplication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Useful for _WSDL, get script fil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-white" presentation:presentation-page-layout-name="AL2T1">
        <office:forms form:automatic-focus="false" form:apply-design-mode="false"/>
        <draw:frame presentation:style-name="pr1" draw:text-style-name="P1" draw:layer="layout" svg:width="27.5cm" svg:height="3.001cm" svg:x="0.5cm" svg:y="1cm" presentation:class="title">
          <draw:text-box>
            <text:p text:style-name="P1">Help in impl.xml</text:p>
          </draw:text-box>
        </draw:frame>
        <draw:frame presentation:style-name="pr4" draw:text-style-name="P3" draw:layer="layout" svg:width="25cm" svg:height="15.001cm" svg:x="2.5cm" svg:y="5cm" presentation:class="outline">
          <draw:text-box>
            <text:list text:style-name="L2">
              <text:list-item>
                <text:p text:style-name="P3">When writing the impl.xml file, the order of the element matters. The order of the elements is added as comment in the generated impl.xml file when executing xins create-api.<text:line-break/><text:line-break/><text:span text:style-name="T4">&lt;!-- The order of the elements is logdoc, bootstrap-properties, runtime-properties, content, dependency, calling-convention, instance. --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ue-white" presentation:presentation-page-layout-name="AL2T1">
        <draw:frame presentation:style-name="pr1" draw:text-style-name="P1" draw:layer="layout" svg:width="27.5cm" svg:height="3.001cm" svg:x="0.5cm" svg:y="1cm" presentation:class="title">
          <draw:text-box>
            <text:p text:style-name="P1">Debug fix in NetBeans menu</text:p>
          </draw:text-box>
        </draw:frame>
        <draw:frame presentation:style-name="pr4" draw:text-style-name="P3" draw:layer="layout" svg:width="25cm" svg:height="15.001cm" svg:x="2.5cm" svg:y="5cm" presentation:class="outline">
          <draw:text-box>
            <text:list text:style-name="L2">
              <text:list-item>
                <text:p text:style-name="P3">Added debug fix (apply patch) in the project pop-up menu in NetBeans.</text:p>
              </text:list-item>
            </text:list>
            <text:list text:style-name="L2">
              <text:list-item>
                <text:list>
                  <text:list-item>
                    <text:p text:style-name="P4">Debug fix allow to apply changes to the code without recreating the WAR file or restarting the server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ue-white" presentation:presentation-page-layout-name="AL2T1">
        <draw:frame presentation:style-name="pr1" draw:text-style-name="P1" draw:layer="layout" svg:width="27.5cm" svg:height="3.777cm" svg:x="0.5cm" svg:y="0.612cm" presentation:class="title" presentation:user-transformed="true">
          <draw:text-box>
            <text:p text:style-name="P1">Tomcat deployment in NetBeans</text:p>
          </draw:text-box>
        </draw:frame>
        <draw:frame presentation:style-name="pr4" draw:text-style-name="P3" draw:layer="layout" svg:width="25cm" svg:height="15.001cm" svg:x="2.5cm" svg:y="5cm" presentation:class="outline">
          <draw:text-box>
            <text:list text:style-name="L2">
              <text:list-item>
                <text:p text:style-name="P3">Added deploy-tomcat target to the nbbuild.xml</text:p>
              </text:list-item>
            </text:list>
            <text:list text:style-name="L2">
              <text:list-item>
                <text:list>
                  <text:list-item>
                    <text:p text:style-name="P4">Useful if you want to replace the internal Servlet container with Tomca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You can then use the NetBeans HTTP Monitor tools to monitor the HTTP messages received and <text:s/>returned when using the API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ue-white" presentation:presentation-page-layout-name="AL2T1">
        <draw:frame presentation:style-name="pr1" draw:text-style-name="P1" draw:layer="layout" svg:width="27.5cm" svg:height="3.001cm" svg:x="0.5cm" svg:y="1cm" presentation:class="title">
          <draw:text-box>
            <text:p text:style-name="P1">Improved generated WSDL</text:p>
          </draw:text-box>
        </draw:frame>
        <draw:frame presentation:style-name="pr4" draw:text-style-name="P3" draw:layer="layout" svg:width="25cm" svg:height="15.001cm" svg:x="2.5cm" svg:y="5cm" presentation:class="outline">
          <draw:text-box>
            <text:list text:style-name="L2">
              <text:list-item>
                <text:p text:style-name="P3">The description of the parameter and attributes has been added to the generated WSDL.<text:line-break/><text:line-break/></text:p>
              </text:list-item>
            </text:list>
            <text:list text:style-name="L2">
              <text:list-item>
                <text:p text:style-name="P3">Correct indentation of the generated WSDL.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ue-white" presentation:presentation-page-layout-name="AL2T1">
        <draw:frame presentation:style-name="pr1" draw:text-style-name="P1" draw:layer="layout" svg:width="27.5cm" svg:height="3.001cm" svg:x="0.5cm" svg:y="1cm" presentation:class="title">
          <draw:text-box>
            <text:p text:style-name="P1">Error parameters in WSDL</text:p>
          </draw:text-box>
        </draw:frame>
        <draw:frame presentation:style-name="pr4" draw:text-style-name="P3" draw:layer="layout" svg:width="25cm" svg:height="15.001cm" svg:x="2.5cm" svg:y="5cm" presentation:class="outline">
          <draw:text-box>
            <text:list text:style-name="L2">
              <text:list-item>
                <text:p text:style-name="P3">WSDL also specifies the output parameters and output data section of the error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ue-white" presentation:presentation-page-layout-name="AL2T1">
        <draw:frame presentation:style-name="pr1" draw:text-style-name="P1" draw:layer="layout" svg:width="27.5cm" svg:height="3.001cm" svg:x="0.5cm" svg:y="1cm" presentation:class="title">
          <draw:text-box>
            <text:p text:style-name="P1">Tests with Javadoc</text:p>
          </draw:text-box>
        </draw:frame>
        <draw:frame presentation:style-name="pr4" draw:text-style-name="P3" draw:layer="layout" svg:width="25cm" svg:height="15.001cm" svg:x="2.5cm" svg:y="5cm" presentation:class="outline">
          <draw:text-box>
            <text:list text:style-name="L2">
              <text:list-item>
                <text:p text:style-name="P3">The generated unit tests now also contain Javadoc.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ue-white" presentation:presentation-page-layout-name="AL2T1">
        <draw:frame presentation:style-name="pr1" draw:text-style-name="P1" draw:layer="layout" svg:width="27.5cm" svg:height="3.001cm" svg:x="0.5cm" svg:y="1cm" presentation:class="title">
          <draw:text-box>
            <text:p text:style-name="P1">Javadoc in Maven</text:p>
          </draw:text-box>
        </draw:frame>
        <draw:frame presentation:style-name="pr4" draw:text-style-name="P3" draw:layer="layout" svg:width="25cm" svg:height="15.001cm" svg:x="2.5cm" svg:y="5cm" presentation:class="outline">
          <draw:text-box>
            <text:list text:style-name="L2">
              <text:list-item>
                <text:p text:style-name="P3">Javadoc of the XINS libraries has been added to the XINS Maven modules.</text:p>
              </text:list-item>
            </text:list>
            <text:list text:style-name="L2">
              <text:list-item>
                <text:list>
                  <text:list-item>
                    <text:p text:style-name="P4">IDE supporting Maven will show the Javadoc with code completion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lue-white" presentation:presentation-page-layout-name="AL2T1">
        <draw:frame presentation:style-name="pr1" draw:text-style-name="P1" draw:layer="layout" svg:width="27.5cm" svg:height="3.001cm" svg:x="0.5cm" svg:y="1cm" presentation:class="title">
          <draw:text-box>
            <text:p text:style-name="P1">pom.xml improvements</text:p>
          </draw:text-box>
        </draw:frame>
        <draw:frame presentation:style-name="pr4" draw:text-style-name="P3" draw:layer="layout" svg:width="25cm" svg:height="15.001cm" svg:x="2.5cm" svg:y="5cm" presentation:class="outline" presentation:user-transformed="true">
          <draw:text-box>
            <text:list text:style-name="L2">
              <text:list-item>
                <text:p text:style-name="P3">Improvement in the Maven generated pom.xml:</text:p>
              </text:list-item>
            </text:list>
            <text:list text:style-name="L2">
              <text:list-item>
                <text:list>
                  <text:list-item>
                    <text:p text:style-name="P4">Added Jetty plug-i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Added name for the WAR file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ue-white" presentation:presentation-page-layout-name="AL2T1">
        <office:forms form:automatic-focus="false" form:apply-design-mode="false"/>
        <draw:frame presentation:style-name="pr1" draw:text-style-name="P1" draw:layer="layout" svg:width="27.5cm" svg:height="3.001cm" svg:x="0.5cm" svg:y="1cm" presentation:class="title">
          <draw:text-box>
            <text:p text:style-name="P1">Logging of XSLT location</text:p>
          </draw:text-box>
        </draw:frame>
        <draw:frame presentation:style-name="pr4" draw:text-style-name="P3" draw:layer="layout" svg:width="25cm" svg:height="15.001cm" svg:x="2.5cm" svg:y="5cm" presentation:class="outline">
          <draw:text-box>
            <text:list text:style-name="L2">
              <text:list-item>
                <text:p text:style-name="P3">The location of the XSLT file is logged when the file is loaded and compiled in the XSLT calling convention.</text:p>
              </text:list-item>
            </text:list>
            <text:list text:style-name="L2">
              <text:list-item>
                <text:list>
                  <text:list-item>
                    <text:p text:style-name="P4">Know which XSLT is us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Faster to detect the problem in case of erro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Once cached -&gt; no log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lue-white" presentation:presentation-page-layout-name="AL2T1">
        <draw:frame presentation:style-name="pr1" draw:text-style-name="P1" draw:layer="layout" svg:width="27.5cm" svg:height="3.001cm" svg:x="0.5cm" svg:y="1cm" presentation:class="title">
          <draw:text-box>
            <text:p text:style-name="P1">ElementParser.parse(String)</text:p>
          </draw:text-box>
        </draw:frame>
        <draw:frame presentation:style-name="pr4" draw:text-style-name="P3" draw:layer="layout" svg:width="25cm" svg:height="15.001cm" svg:x="2.5cm" svg:y="5cm" presentation:class="outline">
          <draw:text-box>
            <text:list text:style-name="L2">
              <text:list-item>
                <text:p text:style-name="P3">Parse an XML String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7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lue-white" presentation:presentation-page-layout-name="AL2T1">
        <draw:frame presentation:style-name="pr1" draw:text-style-name="P1" draw:layer="layout" svg:width="27.5cm" svg:height="3.001cm" svg:x="0.5cm" svg:y="1cm" presentation:class="title">
          <draw:text-box>
            <text:p text:style-name="P1">Conversion List/Set</text:p>
          </draw:text-box>
        </draw:frame>
        <draw:frame presentation:style-name="pr4" draw:text-style-name="P3" draw:layer="layout" svg:width="25cm" svg:height="15.001cm" svg:x="2.5cm" svg:y="5cm" presentation:class="outline">
          <draw:text-box>
            <text:list text:style-name="L2">
              <text:list-item>
                <text:p text:style-name="P3">New methods to convert a org.xins.common.types.Set/List.Value to a java.util.Set/List and vice-versa.</text:p>
              </text:list-item>
            </text:list>
            <text:list text:style-name="L2">
              <text:list-item>
                <text:list>
                  <text:list-item>
                    <text:p text:style-name="P4">add(Collection item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ollection get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8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lue-white" presentation:presentation-page-layout-name="AL2T1">
        <draw:frame presentation:style-name="pr1" draw:text-style-name="P1" draw:layer="layout" svg:width="27.5cm" svg:height="3.001cm" svg:x="0.5cm" svg:y="1cm" presentation:class="title">
          <draw:text-box>
            <text:p text:style-name="P1">Check tool more flexible</text:p>
          </draw:text-box>
        </draw:frame>
        <draw:frame presentation:style-name="pr4" draw:text-style-name="P3" draw:layer="layout" svg:width="25cm" svg:height="15.001cm" svg:x="2.5cm" svg:y="5cm" presentation:class="outline" presentation:user-transformed="true">
          <draw:text-box>
            <text:list text:style-name="L2">
              <text:list-item>
                <text:p text:style-name="P3">Class fields not starting with underscores are allowed (e.g. private String description;).<text:line-break/></text:p>
              </text:list-item>
            </text:list>
            <text:list text:style-name="L2">
              <text:list-item>
                <text:p text:style-name="P3">Star imports are allowed (e.g. import java.io.*;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9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blue-white" presentation:presentation-page-layout-name="AL2T1">
        <draw:frame presentation:style-name="pr1" draw:text-style-name="P1" draw:layer="layout" svg:width="27.5cm" svg:height="3.001cm" svg:x="0.5cm" svg:y="1cm" presentation:class="title">
          <draw:text-box>
            <text:p text:style-name="P1">help-tools target</text:p>
          </draw:text-box>
        </draw:frame>
        <draw:frame presentation:style-name="pr4" draw:text-style-name="P3" draw:layer="layout" svg:width="25cm" svg:height="15.001cm" svg:x="2.5cm" svg:y="5cm" presentation:class="outline">
          <draw:text-box>
            <text:list text:style-name="L2">
              <text:list-item>
                <text:p text:style-name="P3">Displays the help for the tools targets.</text:p>
              </text:list-item>
            </text:list>
            <text:list text:style-name="L2">
              <text:list-item>
                <text:list>
                  <text:list-item>
                    <text:p text:style-name="P4">Included the required and optional parameters<text:line-break/>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0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lue-white" presentation:presentation-page-layout-name="AL2T1">
        <draw:frame presentation:style-name="pr1" draw:text-style-name="P1" draw:layer="layout" svg:width="27.5cm" svg:height="3.001cm" svg:x="0.5cm" svg:y="1cm" presentation:class="title">
          <draw:text-box>
            <text:p text:style-name="P1">smd target</text:p>
          </draw:text-box>
        </draw:frame>
        <draw:frame presentation:style-name="pr4" draw:text-style-name="P3" draw:layer="layout" svg:width="25cm" svg:height="15.001cm" svg:x="2.5cm" svg:y="5cm" presentation:class="outline">
          <draw:text-box>
            <text:list text:style-name="L2">
              <text:list-item>
                <text:p text:style-name="P3">Generates the SMD (Simple Method Description) for an API.</text:p>
              </text:list-item>
            </text:list>
            <text:list text:style-name="L2">
              <text:list-item>
                <text:list>
                  <text:list-item>
                    <text:p text:style-name="P4">xins sm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optional parameter: smd.endpoi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1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blue-white" presentation:presentation-page-layout-name="AL2T1">
        <draw:frame presentation:style-name="pr1" draw:text-style-name="P1" draw:layer="layout" svg:width="27.5cm" svg:height="3.001cm" svg:x="0.5cm" svg:y="1cm" presentation:class="title">
          <draw:text-box>
            <text:p text:style-name="P1">tests target</text:p>
          </draw:text-box>
        </draw:frame>
        <draw:frame presentation:style-name="pr4" draw:text-style-name="P3" draw:layer="layout" svg:width="25cm" svg:height="15.001cm" svg:x="2.5cm" svg:y="5cm" presentation:class="outline">
          <draw:text-box>
            <text:list text:style-name="L2">
              <text:list-item>
                <text:p text:style-name="P3">Runs the tests of all the APIs that have tests.</text:p>
              </text:list-item>
            </text:list>
            <text:list text:style-name="L2">
              <text:list-item>
                <text:list>
                  <text:list-item>
                    <text:p text:style-name="P4">Useful for automated tes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2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blue-white" presentation:presentation-page-layout-name="AL2T1">
        <draw:frame presentation:style-name="pr1" draw:text-style-name="P1" draw:layer="layout" svg:width="27.5cm" svg:height="3.001cm" svg:x="0.5cm" svg:y="1cm" presentation:class="title">
          <draw:text-box>
            <text:p text:style-name="P1">readFully</text:p>
          </draw:text-box>
        </draw:frame>
        <draw:frame presentation:style-name="pr4" draw:text-style-name="P3" draw:layer="layout" svg:width="25cm" svg:height="15.001cm" svg:x="2.5cm" svg:y="5cm" presentation:class="outline">
          <draw:text-box>
            <text:list text:style-name="L2">
              <text:list-item>
                <text:p text:style-name="P3">Added new utility method to read an InputStream:</text:p>
              </text:list-item>
            </text:list>
            <text:list text:style-name="L2">
              <text:list-item>
                <text:list>
                  <text:list-item>
                    <text:p text:style-name="P4">String IOReader.readFully(InputStream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Remove code duplicat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3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blue-white" presentation:presentation-page-layout-name="AL2T1">
        <draw:frame presentation:style-name="pr1" draw:text-style-name="P1" draw:layer="layout" svg:width="27.5cm" svg:height="3.001cm" svg:x="0.5cm" svg:y="1cm" presentation:class="title">
          <draw:text-box>
            <text:p text:style-name="P1">_EnableAPI and _DisableAPI</text:p>
          </draw:text-box>
        </draw:frame>
        <draw:frame presentation:style-name="pr4" draw:text-style-name="P3" draw:layer="layout" svg:width="25cm" svg:height="15.001cm" svg:x="2.5cm" svg:y="5cm" presentation:class="outline">
          <draw:text-box>
            <text:list text:style-name="L2">
              <text:list-item>
                <text:p text:style-name="P3">New meta functions _EnableAPI and _DisableAPI in order to disable an API for example during the maintenance of resources used by the API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4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blue-white" presentation:presentation-page-layout-name="AL2T1">
        <draw:frame presentation:style-name="pr1" draw:text-style-name="P5" draw:layer="layout" svg:width="27.5cm" svg:height="3.001cm" svg:x="0.5cm" svg:y="1cm" presentation:class="title" presentation:user-transformed="true">
          <draw:text-box>
            <text:p text:style-name="P1"><text:span text:style-name="T5">ElementParser.parse(InputStream)</text:span></text:p>
          </draw:text-box>
        </draw:frame>
        <draw:frame presentation:style-name="pr4" draw:text-style-name="P3" draw:layer="layout" svg:width="25cm" svg:height="15.001cm" svg:x="2.5cm" svg:y="5cm" presentation:class="outline">
          <draw:text-box>
            <text:list text:style-name="L2">
              <text:list-item>
                <text:p text:style-name="P3">New utility method to parse XML based on an InputStream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5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blue-white" presentation:presentation-page-layout-name="AL2T1">
        <draw:frame presentation:style-name="pr1" draw:text-style-name="P1" draw:layer="layout" svg:width="27.5cm" svg:height="3.001cm" svg:x="0.5cm" svg:y="1cm" presentation:class="title">
          <draw:text-box>
            <text:p text:style-name="P1">JMX default disabled</text:p>
          </draw:text-box>
        </draw:frame>
        <draw:frame presentation:style-name="pr4" draw:text-style-name="P3" draw:layer="layout" svg:width="25cm" svg:height="15.001cm" svg:x="2.5cm" svg:y="5cm" presentation:class="outline">
          <draw:text-box>
            <text:list text:style-name="L2">
              <text:list-item>
                <text:p text:style-name="P3">JMX is by default disabled</text:p>
              </text:list-item>
            </text:list>
            <text:list text:style-name="L2">
              <text:list-item>
                <text:list>
                  <text:list-item>
                    <text:p text:style-name="P4">org.xins.server.jmx=true to enable i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Faster start-up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6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blue-white" presentation:presentation-page-layout-name="AL2T1">
        <draw:frame presentation:style-name="pr1" draw:text-style-name="P1" draw:layer="layout" svg:width="27.5cm" svg:height="3.001cm" svg:x="0.5cm" svg:y="1cm" presentation:class="title">
          <draw:text-box>
            <text:p text:style-name="P1">PatternUtils.createPattern</text:p>
          </draw:text-box>
        </draw:frame>
        <draw:frame presentation:style-name="pr4" draw:text-style-name="P3" draw:layer="layout" svg:width="25cm" svg:height="15.001cm" svg:x="2.5cm" svg:y="5cm" presentation:class="outline">
          <draw:text-box>
            <text:list text:style-name="L2">
              <text:list-item>
                <text:p text:style-name="P3">Utility method to compile a regular expression.</text:p>
              </text:list-item>
            </text:list>
            <text:list text:style-name="L2">
              <text:list-item>
                <text:list>
                  <text:list-item>
                    <text:p text:style-name="P4">Catches and logs PatternExcep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Avoid code duplicat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7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blue-white" presentation:presentation-page-layout-name="AL2T1">
        <draw:frame presentation:style-name="pr1" draw:text-style-name="P1" draw:layer="layout" svg:width="27.5cm" svg:height="3.001cm" svg:x="0.5cm" svg:y="1cm" presentation:class="title">
          <draw:text-box>
            <text:p text:style-name="P1">Support for default in WSDL</text:p>
          </draw:text-box>
        </draw:frame>
        <draw:frame presentation:style-name="pr4" draw:text-style-name="P3" draw:layer="layout" svg:width="25cm" svg:height="15.001cm" svg:x="2.5cm" svg:y="5cm" presentation:class="outline">
          <draw:text-box>
            <text:list text:style-name="L2">
              <text:list-item>
                <text:p text:style-name="P3">If a parameter or an attribute has a default value, the default value is also specified in the generated WSDL fil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8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blue-white" presentation:presentation-page-layout-name="AL2T1">
        <draw:frame presentation:style-name="pr1" draw:text-style-name="P1" draw:layer="layout" svg:width="27.5cm" svg:height="3.001cm" svg:x="0.5cm" svg:y="1cm" presentation:class="title">
          <draw:text-box>
            <text:p text:style-name="P1">Build Java version</text:p>
          </draw:text-box>
        </draw:frame>
        <draw:frame presentation:style-name="pr4" draw:text-style-name="P3" draw:layer="layout" svg:width="25cm" svg:height="15.001cm" svg:x="2.5cm" svg:y="5cm" presentation:class="outline">
          <draw:text-box>
            <text:list text:style-name="L2">
              <text:list-item>
                <text:p text:style-name="P3">The build Java version is stored in the web.xml</text:p>
              </text:list-item>
            </text:list>
            <text:list text:style-name="L2">
              <text:list-item>
                <text:list>
                  <text:list-item>
                    <text:p text:style-name="P4">Easier to find the problem when class loading errors occu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9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blue-white" presentation:presentation-page-layout-name="AL2T1">
        <draw:frame presentation:style-name="pr1" draw:text-style-name="P1" draw:layer="layout" svg:width="27.5cm" svg:height="3.001cm" svg:x="0.5cm" svg:y="1cm" presentation:class="title">
          <draw:text-box>
            <text:p text:style-name="P1">Optional call to the function</text:p>
          </draw:text-box>
        </draw:frame>
        <draw:frame presentation:style-name="pr4" draw:text-style-name="P3" draw:layer="layout" svg:width="25cm" svg:height="15.001cm" svg:x="2.5cm" svg:y="5cm" presentation:class="outline">
          <draw:text-box>
            <text:list text:style-name="L2">
              <text:list-item>
                <text:p text:style-name="P3">You can now specify in a calling convention to not execute the function.</text:p>
              </text:list-item>
            </text:list>
            <text:list text:style-name="L2">
              <text:list-item>
                <text:list>
                  <text:list-item>
                    <text:p text:style-name="P4">e.g. XINSFF functions defined in bootstrap propertie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e.g. system.describe for JSONRPC CC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e.g. You want to return a specific error such as "not logged in"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0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blue-white" presentation:presentation-page-layout-name="AL2T1">
        <draw:frame presentation:style-name="pr1" draw:text-style-name="P1" draw:layer="layout" svg:width="27.5cm" svg:height="3.001cm" svg:x="0.5cm" svg:y="1cm" presentation:class="title">
          <draw:text-box>
            <text:p text:style-name="P1">test libraries</text:p>
          </draw:text-box>
        </draw:frame>
        <draw:frame presentation:style-name="pr4" draw:text-style-name="P3" draw:layer="layout" svg:width="25cm" svg:height="15.001cm" svg:x="2.5cm" svg:y="5cm" presentation:class="outline">
          <draw:text-box>
            <text:list text:style-name="L2">
              <text:list-item>
                <text:p text:style-name="P3">JAR files added to the &lt;api name&gt;\test directory are added to the classpath when executing the tests</text:p>
              </text:list-item>
            </text:list>
            <text:list text:style-name="L2">
              <text:list-item>
                <text:list>
                  <text:list-item>
                    <text:p text:style-name="P4">e.g. httpunit.j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1" presentation:class="page"/>
          <draw:frame presentation:style-name="pr3" draw:text-style-name="P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blue-white" presentation:presentation-page-layout-name="AL2T1">
        <draw:frame presentation:style-name="pr1" draw:text-style-name="P1" draw:layer="layout" svg:width="27.5cm" svg:height="3.001cm" svg:x="0.5cm" svg:y="1cm" presentation:class="title">
          <draw:text-box>
            <text:p text:style-name="P1">Removed alpha stuff</text:p>
          </draw:text-box>
        </draw:frame>
        <draw:frame presentation:style-name="pr4" draw:text-style-name="P3" draw:layer="layout" svg:width="25cm" svg:height="15.001cm" svg:x="2.5cm" svg:y="5cm" presentation:class="outline">
          <draw:text-box>
            <text:list text:style-name="L2">
              <text:list-item>
                <text:p text:style-name="P3">Alpha DTD removed</text:p>
              </text:list-item>
            </text:list>
            <text:list text:style-name="L2">
              <text:list-item>
                <text:p text:style-name="P3">Old directory structure (pre 1.0) no longer supported</text:p>
              </text:list-item>
            </text:list>
            <text:list text:style-name="L2">
              <text:list-item>
                <text:p text:style-name="P3">_xins_old calling convention remov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2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blue-white" presentation:presentation-page-layout-name="AL2T1">
        <office:forms form:automatic-focus="false" form:apply-design-mode="false"/>
        <draw:frame presentation:style-name="pr1" draw:text-style-name="P1" draw:layer="layout" svg:width="27.5cm" svg:height="3.001cm" svg:x="0.5cm" svg:y="1cm" presentation:class="title">
          <draw:text-box>
            <text:p text:style-name="P1">Article about scripting</text:p>
          </draw:text-box>
        </draw:frame>
        <draw:frame presentation:style-name="pr4" draw:text-style-name="P6" draw:layer="layout" svg:width="25cm" svg:height="15.001cm" svg:x="2.5cm" svg:y="5cm" presentation:class="outline" presentation:user-transformed="true">
          <draw:text-box>
            <text:list text:style-name="L2">
              <text:list-item>
                <text:p text:style-name="P3"><text:span text:style-name="T6">New article on how to implement an API using a scripting language.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6"><text:a xlink:href="http://xins.sf.net/scripting.html">http://xins.sf.net/scripting.html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3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blue-white" presentation:presentation-page-layout-name="AL2T1">
        <office:forms form:automatic-focus="false" form:apply-design-mode="false"/>
        <draw:frame presentation:style-name="pr1" draw:text-style-name="P1" draw:layer="layout" svg:width="27.5cm" svg:height="3.001cm" svg:x="0.5cm" svg:y="1cm" presentation:class="title">
          <draw:text-box>
            <text:p text:style-name="P1">Confirmation for stub</text:p>
          </draw:text-box>
        </draw:frame>
        <draw:frame presentation:style-name="pr4" draw:text-style-name="P3" draw:layer="layout" svg:width="25cm" svg:height="15.001cm" svg:x="2.5cm" svg:y="5cm" presentation:class="outline">
          <draw:text-box>
            <text:list text:style-name="L2">
              <text:list-item>
                <text:p text:style-name="P3">Ask confirmation before generating the stub files.</text:p>
              </text:list-item>
            </text:list>
            <text:list text:style-name="L2">
              <text:list-item>
                <text:list>
                  <text:list-item>
                    <text:p text:style-name="P4">Prevent from removing the real implementat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4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blue-white" presentation:presentation-page-layout-name="AL2T1">
        <draw:frame presentation:style-name="pr1" draw:text-style-name="P1" draw:layer="layout" svg:width="27.5cm" svg:height="3.001cm" svg:x="0.5cm" svg:y="1cm" presentation:class="title">
          <draw:text-box>
            <text:p text:style-name="P1">Auto-fill test forms</text:p>
          </draw:text-box>
        </draw:frame>
        <draw:frame presentation:style-name="pr4" draw:text-style-name="P3" draw:layer="layout" svg:width="25cm" svg:height="15.001cm" svg:x="2.5cm" svg:y="5cm" presentation:class="outline">
          <draw:text-box>
            <text:list text:style-name="L2">
              <text:list-item>
                <text:p text:style-name="P3">Auto-fill the test form with one of the pre-defined examples</text:p>
              </text:list-item>
            </text:list>
            <text:list text:style-name="L2">
              <text:list-item>
                <text:list>
                  <text:list-item>
                    <text:p text:style-name="P4">Faster to use when tes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5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blue-white" presentation:presentation-page-layout-name="AL2T1">
        <draw:frame presentation:style-name="pr1" draw:text-style-name="P1" draw:layer="layout" svg:width="27.5cm" svg:height="3.001cm" svg:x="0.5cm" svg:y="1cm" presentation:class="title">
          <draw:text-box>
            <text:p text:style-name="P1">Map to Object</text:p>
          </draw:text-box>
        </draw:frame>
        <draw:frame presentation:style-name="pr4" draw:text-style-name="P3" draw:layer="layout" svg:width="25cm" svg:height="15.001cm" svg:x="2.5cm" svg:y="5cm" presentation:class="outline">
          <draw:text-box>
            <text:list text:style-name="L2">
              <text:list-item>
                <text:p text:style-name="P3">BeanUtils.setParameters(Map&lt;String, ?&gt;, Object)</text:p>
              </text:list-item>
            </text:list>
            <text:list text:style-name="L2">
              <text:list-item>
                <text:list>
                  <text:list-item>
                    <text:p text:style-name="P4">Populates the Object with the content of the Map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The key of the map is the parameter nam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onversion of the value is performed if need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6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blue-white" presentation:presentation-page-layout-name="AL2T1">
        <draw:frame presentation:style-name="pr1" draw:text-style-name="P1" draw:layer="layout" svg:width="27.5cm" svg:height="3.001cm" svg:x="0.5cm" svg:y="1cm" presentation:class="title">
          <draw:text-box>
            <text:p text:style-name="P1">Better changes detection</text:p>
          </draw:text-box>
        </draw:frame>
        <draw:frame presentation:style-name="pr4" draw:text-style-name="P3" draw:layer="layout" svg:width="25cm" svg:height="15.001cm" svg:x="2.5cm" svg:y="5cm" presentation:class="outline">
          <draw:text-box>
            <text:list text:style-name="L2">
              <text:list-item>
                <text:p text:style-name="P3">Several improvements in detection of changes in the specification:</text:p>
              </text:list-item>
            </text:list>
            <text:list text:style-name="L2">
              <text:list-item>
                <text:list>
                  <text:list-item>
                    <text:p text:style-name="P4">Shared types and error cod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WSDL with erro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OpenDoc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API.jav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7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blue-white" presentation:presentation-page-layout-name="AL2T1">
        <draw:frame presentation:style-name="pr1" draw:text-style-name="P1" draw:layer="layout" svg:width="27.5cm" svg:height="3.001cm" svg:x="0.5cm" svg:y="1cm" presentation:class="title">
          <draw:text-box>
            <text:p text:style-name="P1">Detection of XINSFF</text:p>
          </draw:text-box>
        </draw:frame>
        <draw:frame presentation:style-name="pr4" draw:text-style-name="P3" draw:layer="layout" svg:width="25cm" svg:height="15.001cm" svg:x="2.5cm" svg:y="5cm" presentation:class="outline">
          <draw:text-box>
            <text:list text:style-name="L2">
              <text:list-item>
                <text:p text:style-name="P3">Detection of the XINS Front-end Framework</text:p>
              </text:list-item>
            </text:list>
            <text:list text:style-name="L2">
              <text:list-item>
                <text:list>
                  <text:list-item>
                    <text:p text:style-name="P4">Based on command query paramet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or empty HTTP GE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8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blue-white" presentation:presentation-page-layout-name="AL2T1">
        <draw:frame presentation:style-name="pr1" draw:text-style-name="P1" draw:layer="layout" svg:width="27.5cm" svg:height="3.001cm" svg:x="0.5cm" svg:y="1cm" presentation:class="title">
          <draw:text-box>
            <text:p text:style-name="P1">Indentation 4 spaces</text:p>
          </draw:text-box>
        </draw:frame>
        <draw:frame presentation:style-name="pr4" draw:text-style-name="P3" draw:layer="layout" svg:width="25cm" svg:height="15.001cm" svg:x="2.5cm" svg:y="5cm" presentation:class="outline">
          <draw:text-box>
            <text:list text:style-name="L2">
              <text:list-item>
                <text:p text:style-name="P3">The indentation of the generated editable Java files is 4 spaces.</text:p>
              </text:list-item>
            </text:list>
            <text:list text:style-name="L2">
              <text:list-item>
                <text:list>
                  <text:list-item>
                    <text:p text:style-name="P4">Java standard code conven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No need to configure your I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9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blue-white" presentation:presentation-page-layout-name="AL2T1">
        <office:forms form:automatic-focus="false" form:apply-design-mode="false"/>
        <draw:frame presentation:style-name="pr1" draw:text-style-name="P1" draw:layer="layout" svg:width="27.5cm" svg:height="3.001cm" svg:x="0.5cm" svg:y="1cm" presentation:class="title">
          <draw:text-box>
            <text:p text:style-name="P1">Clean-up logging</text:p>
          </draw:text-box>
        </draw:frame>
        <draw:frame presentation:style-name="pr4" draw:text-style-name="P3" draw:layer="layout" svg:width="25cm" svg:height="15.001cm" svg:x="2.5cm" svg:y="5cm" presentation:class="outline">
          <draw:text-box>
            <text:list text:style-name="L2">
              <text:list-item>
                <text:p text:style-name="P3">Log messages have been cleaned:</text:p>
              </text:list-item>
            </text:list>
            <text:list text:style-name="L2">
              <text:list-item>
                <text:list>
                  <text:list-item>
                    <text:p text:style-name="P4">Start-up of the API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creating, created, bootstrapping, bootstrapped, initializing, initialized -&gt; creating, bootstrapping, initializing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Only the default calling convention is created and initialized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When calling another API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No more time-out specified unless a time-out exception occured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0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blue-white" presentation:presentation-page-layout-name="AL2T1">
        <draw:frame presentation:style-name="pr1" draw:text-style-name="P1" draw:layer="layout" svg:width="27.5cm" svg:height="3.001cm" svg:x="0.5cm" svg:y="1cm" presentation:class="title">
          <draw:text-box>
            <text:p text:style-name="P1">Less Ant logs</text:p>
          </draw:text-box>
        </draw:frame>
        <draw:frame presentation:style-name="pr4" draw:text-style-name="P3" draw:layer="layout" svg:width="25cm" svg:height="15.001cm" svg:x="2.5cm" svg:y="5cm" presentation:class="outline">
          <draw:text-box>
            <text:list text:style-name="L2">
              <text:list-item>
                <text:p text:style-name="P3">Ant target that are not executed are no longer logged.</text:p>
              </text:list-item>
            </text:list>
            <text:list text:style-name="L2">
              <text:list-item>
                <text:p text:style-name="P3">The fact that a Java file is <text:span text:style-name="T7">not</text:span> generated for a function is no longer logged.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1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blue-white" presentation:presentation-page-layout-name="AL2T1">
        <draw:frame presentation:style-name="pr1" draw:text-style-name="P1" draw:layer="layout" svg:width="27.5cm" svg:height="3.001cm" svg:x="0.5cm" svg:y="1cm" presentation:class="title">
          <draw:text-box>
            <text:p text:style-name="P1">Cleaner code in XINS</text:p>
          </draw:text-box>
        </draw:frame>
        <draw:frame presentation:style-name="pr4" draw:text-style-name="P3" draw:layer="layout" svg:width="25.44cm" svg:height="15.001cm" svg:x="2.5cm" svg:y="5cm" presentation:class="outline" presentation:user-transformed="true">
          <draw:text-box>
            <text:list text:style-name="L2">
              <text:list-item>
                <text:p text:style-name="P3">No unneeded 'extends Objects'</text:p>
              </text:list-item>
            </text:list>
            <text:list text:style-name="L2">
              <text:list-item>
                <text:p text:style-name="P3">Renamed some 'String s ='</text:p>
              </text:list-item>
            </text:list>
            <text:list text:style-name="L2">
              <text:list-item>
                <text:p text:style-name="P3">Removed used of ThreadLocal in CallResultOutputter</text:p>
              </text:list-item>
            </text:list>
            <text:list text:style-name="L2">
              <text:list-item>
                <text:p text:style-name="P3">Class fields defined before the constructor</text:p>
              </text:list-item>
            </text:list>
            <text:list text:style-name="L2">
              <text:list-item>
                <text:p text:style-name="P3">Static methods set after the construct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2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blue-white" presentation:presentation-page-layout-name="AL2T1">
        <draw:frame presentation:style-name="pr1" draw:text-style-name="P1" draw:layer="layout" svg:width="27.5cm" svg:height="3.001cm" svg:x="0.5cm" svg:y="1cm" presentation:class="title">
          <draw:text-box>
            <text:p text:style-name="P1">Conditional redirection</text:p>
          </draw:text-box>
        </draw:frame>
        <draw:frame presentation:style-name="pr4" draw:text-style-name="P3" draw:layer="layout" svg:width="25cm" svg:height="15.001cm" svg:x="2.5cm" svg:y="5cm" presentation:class="outline">
          <draw:text-box>
            <text:list text:style-name="L2">
              <text:list-item>
                <text:p text:style-name="P3">In XINS Front-end Framework, the conditional redirection will not happen if the function returns an erro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3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blue-white" presentation:presentation-page-layout-name="AL2T1">
        <draw:frame presentation:style-name="pr1" draw:text-style-name="P1" draw:layer="layout" svg:width="27.5cm" svg:height="3.001cm" svg:x="0.5cm" svg:y="1cm" presentation:class="title">
          <draw:text-box>
            <text:p text:style-name="P1">DataElement removed</text:p>
          </draw:text-box>
        </draw:frame>
        <draw:frame presentation:style-name="pr4" draw:text-style-name="P3" draw:layer="layout" svg:width="25cm" svg:height="15.001cm" svg:x="2.5cm" svg:y="5cm" presentation:class="outline">
          <draw:text-box>
            <text:list text:style-name="L2">
              <text:list-item>
                <text:p text:style-name="P3">The org.xins.client.DataElement class has been removed, replaced by org.xins.common.xml.Element</text:p>
              </text:list-item>
            </text:list>
            <text:list text:style-name="L2">
              <text:list-item>
                <text:list>
                  <text:list-item>
                    <text:p text:style-name="P4">Can be used with BeanUti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an be stored in the XINS FF sess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an be edit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Remove code dupli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4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blue-white" presentation:presentation-page-layout-name="AL2T1">
        <draw:frame presentation:style-name="pr1" draw:text-style-name="P1" draw:layer="layout" svg:width="27.5cm" svg:height="3.001cm" svg:x="0.5cm" svg:y="1cm" presentation:class="title">
          <draw:text-box>
            <text:p text:style-name="P1">CAPI source not in Zip</text:p>
          </draw:text-box>
        </draw:frame>
        <draw:frame presentation:style-name="pr4" draw:text-style-name="P3" draw:layer="layout" svg:width="25cm" svg:height="15.001cm" svg:x="2.5cm" svg:y="5cm" presentation:class="outline">
          <draw:text-box>
            <text:list text:style-name="L2">
              <text:list-item>
                <text:p text:style-name="P3">The generated source code of the CAPI is no longer included in the Zip file created by the client-&lt;api name&gt; targe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5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blue-white" presentation:presentation-page-layout-name="AL2T1">
        <draw:frame presentation:style-name="pr1" draw:text-style-name="P1" draw:layer="layout" svg:width="27.5cm" svg:height="3.001cm" svg:x="0.5cm" svg:y="1cm" presentation:class="title">
          <draw:text-box>
            <text:p text:style-name="P1">Download tools target</text:p>
          </draw:text-box>
        </draw:frame>
        <draw:frame presentation:style-name="pr4" draw:text-style-name="P3" draw:layer="layout" svg:width="25cm" svg:height="15.001cm" svg:x="2.5cm" svg:y="5cm" presentation:class="outline">
          <draw:text-box>
            <text:list text:style-name="L2">
              <text:list-item>
                <text:p text:style-name="P3">New target: "download-tools"</text:p>
              </text:list-item>
            </text:list>
            <text:list text:style-name="L2">
              <text:list-item>
                <text:list>
                  <text:list-item>
                    <text:p text:style-name="P4">Download third party libraries needed for the tool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e.g. checkstyle.jar, j2h.jar, jmeter.jar, pmd.jar, FindBugs, ..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Makes it easier to run the available tools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6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blue-white" presentation:presentation-page-layout-name="AL2T1">
        <draw:frame presentation:style-name="pr1" draw:text-style-name="P1" draw:layer="layout" svg:width="27.5cm" svg:height="3.001cm" svg:x="0.5cm" svg:y="1cm" presentation:class="title">
          <draw:text-box>
            <text:p text:style-name="P1">Editable Element</text:p>
          </draw:text-box>
        </draw:frame>
        <draw:frame presentation:style-name="pr4" draw:text-style-name="P3" draw:layer="layout" svg:width="25cm" svg:height="15.001cm" svg:x="2.5cm" svg:y="5cm" presentation:class="outline">
          <draw:text-box>
            <text:list text:style-name="L2">
              <text:list-item>
                <text:p text:style-name="P3">The org.xins.common.xml.Element object is now editable:</text:p>
              </text:list-item>
            </text:list>
            <text:list text:style-name="L2">
              <text:list-item>
                <text:list>
                  <text:list-item>
                    <text:p text:style-name="P4">new Element(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addChild(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setAttribute(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setText(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setLocalName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7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blue-white" presentation:presentation-page-layout-name="AL2T1">
        <draw:frame presentation:style-name="pr1" draw:text-style-name="P1" draw:layer="layout" svg:width="27.5cm" svg:height="3.001cm" svg:x="0.5cm" svg:y="1cm" presentation:class="title">
          <draw:text-box>
            <text:p text:style-name="P1">EnumItem in session</text:p>
          </draw:text-box>
        </draw:frame>
        <draw:frame presentation:style-name="pr4" draw:text-style-name="P3" draw:layer="layout" svg:width="25cm" svg:height="15.001cm" svg:x="2.5cm" svg:y="5cm" presentation:class="outline">
          <draw:text-box>
            <text:list text:style-name="L2">
              <text:list-item>
                <text:p text:style-name="P3">EnumItem stored in the session of the XINS front-end framework are also put in the result XML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8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blue-white" presentation:presentation-page-layout-name="AL2T1">
        <draw:frame presentation:style-name="pr1" draw:text-style-name="P1" draw:layer="layout" svg:width="27.5cm" svg:height="3.001cm" svg:x="0.5cm" svg:y="1cm" presentation:class="title">
          <draw:text-box>
            <text:p text:style-name="P1">Toolbox example</text:p>
          </draw:text-box>
        </draw:frame>
        <draw:frame presentation:style-name="pr4" draw:text-style-name="P3" draw:layer="layout" svg:width="25cm" svg:height="15.001cm" svg:x="2.5cm" svg:y="5cm" presentation:class="outline">
          <draw:text-box>
            <text:list text:style-name="L2">
              <text:list-item>
                <text:p text:style-name="P3">Added new example API named toolbox.</text:p>
              </text:list-item>
            </text:list>
            <text:list text:style-name="L2">
              <text:list-item>
                <text:p text:style-name="P3">Implementation of the functions is done using Groovy scripting languag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9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blue-white" presentation:presentation-page-layout-name="AL2T1">
        <draw:frame presentation:style-name="pr1" draw:text-style-name="P1" draw:layer="layout" svg:width="27.5cm" svg:height="3.001cm" svg:x="0.5cm" svg:y="1cm" presentation:class="title" presentation:user-transformed="true">
          <draw:text-box>
            <text:p text:style-name="P1">Ajax DOJO toolkit example</text:p>
          </draw:text-box>
        </draw:frame>
        <draw:frame presentation:style-name="pr4" draw:text-style-name="P3" draw:layer="layout" svg:width="25cm" svg:height="15.001cm" svg:x="2.5cm" svg:y="5cm" presentation:class="outline">
          <draw:text-box>
            <text:list text:style-name="L2">
              <text:list-item>
                <text:p text:style-name="P3">Added new Ajax example using the Ajax DOJO toolkit.</text:p>
              </text:list-item>
            </text:list>
            <text:list text:style-name="L2">
              <text:list-item>
                <text:list>
                  <text:list-item>
                    <text:p text:style-name="P4">Very simple using the generated smd fil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0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blue-white" presentation:presentation-page-layout-name="AL2T1">
        <draw:frame presentation:style-name="pr1" draw:text-style-name="P1" draw:layer="layout" svg:width="27.5cm" svg:height="3.001cm" svg:x="0.5cm" svg:y="1cm" presentation:class="title">
          <draw:text-box>
            <text:p text:style-name="P1">Deprecated classes</text:p>
          </draw:text-box>
        </draw:frame>
        <draw:frame presentation:style-name="pr4" draw:text-style-name="P3" draw:layer="layout" svg:width="25cm" svg:height="15.001cm" svg:x="2.5cm" svg:y="5cm" presentation:class="outline">
          <draw:text-box>
            <text:list text:style-name="L2">
              <text:list-item>
                <text:p text:style-name="P3">FastStringBuffer and FastStringWriter are no longer used as Java StringBuffer and BufferedWriter are faster.</text:p>
              </text:list-item>
            </text:list>
            <text:list text:style-name="L2">
              <text:list-item>
                <text:p text:style-name="P3">No longer used in XINS code, left for external APIs that might use them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1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blue-white" presentation:presentation-page-layout-name="AL2T1">
        <draw:frame presentation:style-name="pr1" draw:text-style-name="P1" draw:layer="layout" svg:width="27.5cm" svg:height="3.001cm" svg:x="0.5cm" svg:y="1cm" presentation:class="title">
          <draw:text-box>
            <text:p text:style-name="P1">Error code public</text:p>
          </draw:text-box>
        </draw:frame>
        <draw:frame presentation:style-name="pr4" draw:text-style-name="P3" draw:layer="layout" svg:width="25cm" svg:height="15.001cm" svg:x="2.5cm" svg:y="5cm" presentation:class="outline">
          <draw:text-box>
            <text:list text:style-name="L2">
              <text:list-item>
                <text:p text:style-name="P3">The generated error code classes are now public.</text:p>
              </text:list-item>
            </text:list>
            <text:list text:style-name="L2">
              <text:list-item>
                <text:list>
                  <text:list-item>
                    <text:p text:style-name="P4">useful for BeanUtils method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useful for Spring framwork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2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blue-white" presentation:presentation-page-layout-name="AL2T1">
        <draw:frame presentation:style-name="pr1" draw:text-style-name="P1" draw:layer="layout" svg:width="27.5cm" svg:height="3.001cm" svg:x="0.5cm" svg:y="1cm" presentation:class="title">
          <draw:text-box>
            <text:p text:style-name="P1">Unique properties</text:p>
          </draw:text-box>
        </draw:frame>
        <draw:frame presentation:style-name="pr4" draw:text-style-name="P3" draw:layer="layout" svg:width="25cm" svg:height="15.001cm" svg:x="2.5cm" svg:y="5cm" presentation:class="outline">
          <draw:text-box>
            <text:list text:style-name="L2">
              <text:list-item>
                <text:p text:style-name="P3">If a runtime property is set more than once in the runtime property file the API will log it as an error and fail to start.</text:p>
              </text:list-item>
            </text:list>
            <text:list text:style-name="L2">
              <text:list-item>
                <text:list>
                  <text:list-item>
                    <text:p text:style-name="P4">In 1.5 a warning message was logg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3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blue-white" presentation:presentation-page-layout-name="AL2T1">
        <draw:frame presentation:style-name="pr1" draw:text-style-name="P1" draw:layer="layout" svg:width="27.5cm" svg:height="3.001cm" svg:x="0.5cm" svg:y="1cm" presentation:class="title">
          <draw:text-box>
            <text:p text:style-name="P1">Invalid value visible</text:p>
          </draw:text-box>
        </draw:frame>
        <draw:frame presentation:style-name="pr4" draw:text-style-name="P3" draw:layer="layout" svg:width="25cm" svg:height="15.001cm" svg:x="2.5cm" svg:y="5cm" presentation:class="outline">
          <draw:text-box>
            <text:list text:style-name="L2">
              <text:list-item>
                <text:p text:style-name="P3">If value is invalid, the invalid value is also given in the message.</text:p>
              </text:list-item>
            </text:list>
            <text:list text:style-name="L2">
              <text:list-item>
                <text:list>
                  <text:list-item>
                    <text:p text:style-name="P4">Easier to debu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4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blue-white" presentation:presentation-page-layout-name="AL2T1">
        <draw:frame presentation:style-name="pr1" draw:text-style-name="P1" draw:layer="layout" svg:width="27.5cm" svg:height="3.001cm" svg:x="0.5cm" svg:y="1cm" presentation:class="title">
          <draw:text-box>
            <text:p text:style-name="P1">Improved convertion</text:p>
          </draw:text-box>
        </draw:frame>
        <draw:frame presentation:style-name="pr4" draw:text-style-name="P3" draw:layer="layout" svg:width="25cm" svg:height="15.001cm" svg:x="2.5cm" svg:y="5cm" presentation:class="outline">
          <draw:text-box>
            <text:list text:style-name="L2">
              <text:list-item>
                <text:p text:style-name="P3">Improved conversion in BeanUtils:</text:p>
              </text:list-item>
            </text:list>
            <text:list text:style-name="L2">
              <text:list-item>
                <text:list>
                  <text:list-item>
                    <text:p text:style-name="P4">Dat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Timestamp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ollections (List/Set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Primitive types (int, boolean, ..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5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blue-white" presentation:presentation-page-layout-name="AL2T1">
        <draw:frame presentation:style-name="pr1" draw:text-style-name="P1" draw:layer="layout" svg:width="27.5cm" svg:height="3.001cm" svg:x="0.5cm" svg:y="1cm" presentation:class="title">
          <draw:text-box>
            <text:p text:style-name="P1">Improved detection of files</text:p>
          </draw:text-box>
        </draw:frame>
        <draw:frame presentation:style-name="pr4" draw:text-style-name="P3" draw:layer="layout" svg:width="25cm" svg:height="15.001cm" svg:x="2.5cm" svg:y="5cm" presentation:class="outline" presentation:user-transformed="true">
          <draw:text-box>
            <text:list text:style-name="L2">
              <text:list-item>
                <text:p text:style-name="P3">api.xml is searched only in apis/*/api.xml</text:p>
              </text:list-item>
            </text:list>
            <text:list text:style-name="L2">
              <text:list-item>
                <text:p text:style-name="P3">impl.xml is searched only in apis/*/impl*/impl.xml</text:p>
              </text:list-item>
            </text:list>
            <text:list text:style-name="L2">
              <text:list-item>
                <text:p text:style-name="P3">No longer search for environment.xml<text:line-break/></text:p>
              </text:list-item>
            </text:list>
            <text:list text:style-name="L2">
              <text:list-item>
                <text:p text:style-name="P3">Before **/api.xml **/impl.xml and **/environment.xml<text:line-break/></text:p>
              </text:list-item>
            </text:list>
            <text:list text:style-name="L2">
              <text:list-item>
                <text:p text:style-name="P3">Faster generation of build.xml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6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blue-white" presentation:presentation-page-layout-name="AL2T1">
        <draw:frame presentation:style-name="pr1" draw:text-style-name="P1" draw:layer="layout" svg:width="27.5cm" svg:height="3.777cm" svg:x="0.5cm" svg:y="0.612cm" presentation:class="title" presentation:user-transformed="true">
          <draw:text-box>
            <text:p text:style-name="P1">Better Integration with the Spring Framework</text:p>
          </draw:text-box>
        </draw:frame>
        <draw:frame presentation:style-name="pr4" draw:text-style-name="P3" draw:layer="layout" svg:width="25cm" svg:height="15.001cm" svg:x="2.5cm" svg:y="5cm" presentation:class="outline">
          <draw:text-box>
            <text:list text:style-name="L2">
              <text:list-item>
                <text:p text:style-name="P3">New package org.xins.common.spring</text:p>
              </text:list-item>
            </text:list>
            <text:list text:style-name="L2">
              <text:list-item>
                <text:list>
                  <text:list-item>
                    <text:p text:style-name="P4">XinsCapiFactoryBea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XinsClientIntercepto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XinsCapiRequestValidato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XinsFunctionResultValidat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7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blue-white" presentation:presentation-page-layout-name="AL2T1">
        <draw:frame presentation:style-name="pr1" draw:text-style-name="P1" draw:layer="layout" svg:width="27.5cm" svg:height="3.001cm" svg:x="0.5cm" svg:y="1cm" presentation:class="title">
          <draw:text-box>
            <text:p text:style-name="P1">JSON-RPC calling convention</text:p>
          </draw:text-box>
        </draw:frame>
        <draw:frame presentation:style-name="pr4" draw:text-style-name="P3" draw:layer="layout" svg:width="25cm" svg:height="15.001cm" svg:x="2.5cm" svg:y="5cm" presentation:class="outline">
          <draw:text-box>
            <text:list text:style-name="L2">
              <text:list-item>
                <text:p text:style-name="P3">New JSON-RPC calling convention in core</text:p>
              </text:list-item>
            </text:list>
            <text:list text:style-name="L2">
              <text:list-item>
                <text:list>
                  <text:list-item>
                    <text:p text:style-name="P4">_xins_jsonrpc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Support 1.0 and 1.1 specifications (automatic detection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Support system.describe fun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8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blue-white" presentation:presentation-page-layout-name="AL2T1">
        <draw:frame presentation:style-name="pr1" draw:text-style-name="P1" draw:layer="layout" svg:width="27.5cm" svg:height="3.001cm" svg:x="0.5cm" svg:y="1cm" presentation:class="title">
          <draw:text-box>
            <text:p text:style-name="P1">Calling conventions on demand</text:p>
          </draw:text-box>
        </draw:frame>
        <draw:frame presentation:style-name="pr4" draw:text-style-name="P3" draw:layer="layout" svg:width="25cm" svg:height="15.001cm" svg:x="2.5cm" svg:y="5cm" presentation:class="outline">
          <draw:text-box>
            <text:list text:style-name="L2">
              <text:list-item>
                <text:p text:style-name="P3">Lazy creation and initialisation of the calling conventions.</text:p>
              </text:list-item>
            </text:list>
            <text:list text:style-name="L2">
              <text:list-item>
                <text:list>
                  <text:list-item>
                    <text:p text:style-name="P4">Only the default calling convention is created and initialized when the Servlet is start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Faster start-up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Less logging (including possible exception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Less mem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9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blue-white" presentation:presentation-page-layout-name="AL2T1">
        <office:forms form:automatic-focus="false" form:apply-design-mode="false"/>
        <draw:frame presentation:style-name="pr1" draw:text-style-name="P1" draw:layer="layout" svg:width="27.5cm" svg:height="3.001cm" svg:x="0.5cm" svg:y="1cm" presentation:class="title">
          <draw:text-box>
            <text:p text:style-name="P1">Limited logs</text:p>
          </draw:text-box>
        </draw:frame>
        <draw:frame presentation:style-name="pr4" draw:text-style-name="P3" draw:layer="layout" svg:width="25cm" svg:height="15.001cm" svg:x="2.5cm" svg:y="5cm" presentation:class="outline">
          <draw:text-box>
            <text:list text:style-name="L2">
              <text:list-item>
                <text:p text:style-name="P3">On client side only the 160 first characters of a parameter value are logged</text:p>
              </text:list-item>
            </text:list>
            <text:list text:style-name="L2">
              <text:list-item>
                <text:list>
                  <text:list-item>
                    <text:p text:style-name="P4">Allow to use binary types _hex and _base64 without slowing the console or filling the log fil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"..." is added at the end of the valu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0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blue-white" presentation:presentation-page-layout-name="AL2T1">
        <office:forms form:automatic-focus="false" form:apply-design-mode="false"/>
        <draw:frame presentation:style-name="pr1" draw:text-style-name="P1" draw:layer="layout" svg:width="28cm" svg:height="3.777cm" svg:x="0cm" svg:y="0.612cm" presentation:class="title" presentation:user-transformed="true">
          <draw:text-box>
            <text:p text:style-name="P1">build.properties loaded for tools</text:p>
          </draw:text-box>
        </draw:frame>
        <draw:frame presentation:style-name="pr4" draw:text-style-name="P3" draw:layer="layout" svg:width="25cm" svg:height="15.001cm" svg:x="2.5cm" svg:y="5cm" presentation:class="outline">
          <draw:text-box>
            <text:list text:style-name="L2">
              <text:list-item>
                <text:p text:style-name="P3">The build.properties file is loaded when executing the tool targets</text:p>
              </text:list-item>
            </text:list>
            <text:list text:style-name="L2">
              <text:list-item>
                <text:list>
                  <text:list-item>
                    <text:p text:style-name="P4">Allow to reuse the current settings (e.g. test.start.servlet for the code coverage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Avoid to have to enter the same settings (e.g. api.name=myprojec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1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blue-white" presentation:presentation-page-layout-name="AL2T1">
        <draw:frame presentation:style-name="pr1" draw:text-style-name="P1" draw:layer="layout" svg:width="27.5cm" svg:height="3.001cm" svg:x="0.5cm" svg:y="1cm" presentation:class="title">
          <draw:text-box>
            <text:p text:style-name="P1">Object to Map</text:p>
          </draw:text-box>
        </draw:frame>
        <draw:frame presentation:style-name="pr4" draw:text-style-name="P3" draw:layer="layout" svg:width="25cm" svg:height="15.001cm" svg:x="2.5cm" svg:y="5cm" presentation:class="outline">
          <draw:text-box>
            <text:list text:style-name="L2">
              <text:list-item>
                <text:p text:style-name="P3">Added utility method Map&lt;String,?&gt; BeanUtils.getParameters(Object)</text:p>
              </text:list-item>
            </text:list>
            <text:list text:style-name="L2">
              <text:list-item>
                <text:list>
                  <text:list-item>
                    <text:p text:style-name="P4">Put the parameters of the object in a Ma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2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blue-white" presentation:presentation-page-layout-name="AL2T1">
        <draw:frame presentation:style-name="pr1" draw:text-style-name="P1" draw:layer="layout" svg:width="27.5cm" svg:height="3.001cm" svg:x="0.5cm" svg:y="1cm" presentation:class="title">
          <draw:text-box>
            <text:p text:style-name="P1">Object to Map II</text:p>
          </draw:text-box>
        </draw:frame>
        <draw:frame presentation:style-name="pr4" draw:text-style-name="P3" draw:layer="layout" svg:width="25cm" svg:height="15.001cm" svg:x="2.5cm" svg:y="5cm" presentation:class="outline">
          <draw:text-box>
            <text:list text:style-name="L2">
              <text:list-item>
                <text:p text:style-name="P3">New utility method Map&lt;String,?&gt; BeanUtils.getParametersAsObject(Object)</text:p>
              </text:list-item>
            </text:list>
            <text:list text:style-name="L2">
              <text:list-item>
                <text:list>
                  <text:list-item>
                    <text:p text:style-name="P4">Gets the parameter as standard Java objec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Useful for passing parameters to a script language that won't know XINS specific types (EnumItem, List, PropertyRead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3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blue-white" presentation:presentation-page-layout-name="AL2T1">
        <draw:frame presentation:style-name="pr1" draw:text-style-name="P1" draw:layer="layout" svg:width="27.5cm" svg:height="3.001cm" svg:x="0.5cm" svg:y="1cm" presentation:class="title">
          <draw:text-box>
            <text:p text:style-name="P1">Object to Map III</text:p>
          </draw:text-box>
        </draw:frame>
        <draw:frame presentation:style-name="pr4" draw:text-style-name="P3" draw:layer="layout" svg:width="25cm" svg:height="15.001cm" svg:x="2.5cm" svg:y="5cm" presentation:class="outline">
          <draw:text-box>
            <text:list text:style-name="L2">
              <text:list-item>
                <text:p text:style-name="P3">New utility method Map&lt;String,String&gt; BeanUtils.getParametersAsString(Object)</text:p>
              </text:list-item>
            </text:list>
            <text:list text:style-name="L2">
              <text:list-item>
                <text:list>
                  <text:list-item>
                    <text:p text:style-name="P4">Put the String representation of the parameters in a Map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4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blue-white" presentation:presentation-page-layout-name="AL2T1">
        <draw:frame presentation:style-name="pr1" draw:text-style-name="P1" draw:layer="layout" svg:width="27.5cm" svg:height="3.001cm" svg:x="0.5cm" svg:y="1cm" presentation:class="title">
          <draw:text-box>
            <text:p text:style-name="P1">SOAP CC flexible</text:p>
          </draw:text-box>
        </draw:frame>
        <draw:frame presentation:style-name="pr4" draw:text-style-name="P3" draw:layer="layout" svg:width="25cm" svg:height="15.001cm" svg:x="2.5cm" svg:y="5cm" presentation:class="outline">
          <draw:text-box>
            <text:list text:style-name="L2">
              <text:list-item>
                <text:p text:style-name="P3">Methods of the SOAPCallingConvention have been changed from private to protected.</text:p>
              </text:list-item>
            </text:list>
            <text:list text:style-name="L2">
              <text:list-item>
                <text:list>
                  <text:list-item>
                    <text:p text:style-name="P4">Depending on the framework, SOAP request for a given WSDL can be different. This feature avoid user to have to write a completely new calling convention if the SOAP messages are different than the expected on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5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blue-white" presentation:presentation-page-layout-name="AL2T1">
        <office:forms form:automatic-focus="false" form:apply-design-mode="false"/>
        <draw:frame presentation:style-name="pr1" draw:text-style-name="P1" draw:layer="layout" svg:width="27.5cm" svg:height="3.001cm" svg:x="0.5cm" svg:y="1cm" presentation:class="title">
          <draw:text-box>
            <text:p text:style-name="P1">Class fields before constructor</text:p>
          </draw:text-box>
        </draw:frame>
        <draw:frame presentation:style-name="pr4" draw:text-style-name="P3" draw:layer="layout" svg:width="25cm" svg:height="15.001cm" svg:x="2.5cm" svg:y="5cm" presentation:class="outline">
          <draw:text-box>
            <text:list text:style-name="L2">
              <text:list-item>
                <text:p text:style-name="P3">The class fields have been moved before the constructor.</text:p>
              </text:list-item>
            </text:list>
            <text:list text:style-name="L2">
              <text:list-item>
                <text:list>
                  <text:list-item>
                    <text:p text:style-name="P4">Fits the Java coding convent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6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blue-white" presentation:presentation-page-layout-name="AL2T1">
        <draw:frame presentation:style-name="pr1" draw:text-style-name="P1" draw:layer="layout" svg:width="27.5cm" svg:height="3.001cm" svg:x="0.5cm" svg:y="1cm" presentation:class="title">
          <draw:text-box>
            <text:p text:style-name="P1">testforms.js</text:p>
          </draw:text-box>
        </draw:frame>
        <draw:frame presentation:style-name="pr4" draw:text-style-name="P3" draw:layer="layout" svg:width="25cm" svg:height="15.001cm" svg:x="2.5cm" svg:y="5cm" presentation:class="outline">
          <draw:text-box>
            <text:list text:style-name="L2">
              <text:list-item>
                <text:p text:style-name="P3">Most of the Javascript used in the test forms has been moved to a testform.js file.</text:p>
              </text:list-item>
            </text:list>
            <text:list text:style-name="L2">
              <text:list-item>
                <text:list>
                  <text:list-item>
                    <text:p text:style-name="P4">Avoid duplication of cod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Smaller test form HTML pa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7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blue-white" presentation:presentation-page-layout-name="AL2T1">
        <draw:frame presentation:style-name="pr1" draw:text-style-name="P1" draw:layer="layout" svg:width="27.5cm" svg:height="3.777cm" svg:x="0.5cm" svg:y="0.612cm" presentation:class="title" presentation:user-transformed="true">
          <draw:text-box>
            <text:p text:style-name="P1">Static methods after constructor</text:p>
          </draw:text-box>
        </draw:frame>
        <draw:frame presentation:style-name="pr4" draw:text-style-name="P3" draw:layer="layout" svg:width="25cm" svg:height="15.001cm" svg:x="2.5cm" svg:y="5cm" presentation:class="outline">
          <draw:text-box>
            <text:list text:style-name="L2">
              <text:list-item>
                <text:p text:style-name="P3">The static methods have been moved after the constructor.</text:p>
              </text:list-item>
            </text:list>
            <text:list text:style-name="L2">
              <text:list-item>
                <text:list>
                  <text:list-item>
                    <text:p text:style-name="P4">Fits the Java coding conven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8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blue-white" presentation:presentation-page-layout-name="AL2T1">
        <draw:frame presentation:style-name="pr1" draw:text-style-name="P1" draw:layer="layout" svg:width="27.5cm" svg:height="3.001cm" svg:x="0.5cm" svg:y="1cm" presentation:class="title">
          <draw:text-box>
            <text:p text:style-name="P1">New TextUtils methods</text:p>
          </draw:text-box>
        </draw:frame>
        <draw:frame presentation:style-name="pr4" draw:text-style-name="P3" draw:layer="layout" svg:width="25cm" svg:height="15.001cm" svg:x="2.5cm" svg:y="5cm" presentation:class="outline">
          <draw:text-box>
            <text:list text:style-name="L2">
              <text:list-item>
                <text:p text:style-name="P3">Added new utility methods for text manipulation:</text:p>
              </text:list-item>
            </text:list>
            <text:list text:style-name="L2">
              <text:list-item>
                <text:list>
                  <text:list-item>
                    <text:p text:style-name="P4">String firstCharLower(String);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String firstCharUpper(String);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String removeCharacter(String, char)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9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blue-white" presentation:presentation-page-layout-name="AL2T1">
        <draw:frame presentation:style-name="pr1" draw:text-style-name="P1" draw:layer="layout" svg:width="27.5cm" svg:height="3.001cm" svg:x="0.5cm" svg:y="1cm" presentation:class="title">
          <draw:text-box>
            <text:p text:style-name="P1">New version system</text:p>
          </draw:text-box>
        </draw:frame>
        <draw:frame presentation:style-name="pr4" draw:text-style-name="P3" draw:layer="layout" svg:width="25cm" svg:height="15.001cm" svg:x="2.5cm" svg:y="5cm" presentation:class="outline">
          <draw:text-box>
            <text:list text:style-name="L2">
              <text:list-item>
                <text:p text:style-name="P3">2.0.0 -&gt; 2.0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0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blue-white" presentation:presentation-page-layout-name="AL2T1">
        <draw:frame presentation:style-name="pr1" draw:text-style-name="P1" draw:layer="layout" svg:width="27.5cm" svg:height="3.001cm" svg:x="0.5cm" svg:y="1cm" presentation:class="title">
          <draw:text-box>
            <text:p text:style-name="P1">Conversion</text:p>
          </draw:text-box>
        </draw:frame>
        <draw:frame presentation:style-name="pr4" draw:text-style-name="P3" draw:layer="layout" svg:width="25cm" svg:height="15.001cm" svg:x="2.5cm" svg:y="5cm" presentation:class="outline">
          <draw:text-box>
            <text:list text:style-name="L2">
              <text:list-item>
                <text:p text:style-name="P3">New utility method for conversion of objects:</text:p>
              </text:list-item>
            </text:list>
            <text:list text:style-name="L2">
              <text:list-item>
                <text:list>
                  <text:list-item>
                    <text:p text:style-name="P4">Object BeanUtils.convert(Object source, Class destinationClass);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onvert XINS types, Java types, String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1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blue-white" presentation:presentation-page-layout-name="AL2T1">
        <draw:frame presentation:style-name="pr1" draw:text-style-name="P1" draw:layer="layout" svg:width="27.5cm" svg:height="3.001cm" svg:x="0.5cm" svg:y="1cm" presentation:class="title">
          <draw:text-box>
            <text:p text:style-name="P1">No exception in get methods</text:p>
          </draw:text-box>
        </draw:frame>
        <draw:frame presentation:style-name="pr4" draw:text-style-name="P3" draw:layer="layout" svg:width="25cm" svg:height="15.001cm" svg:x="2.5cm" svg:y="5cm" presentation:class="outline">
          <draw:text-box>
            <text:list text:style-name="L2">
              <text:list-item>
                <text:p text:style-name="P3">Removed the ParameterNotInitializedException that was thrown in the Request.get&lt;Param&gt;() methods for optional parameters and attributes</text:p>
              </text:list-item>
            </text:list>
            <text:list text:style-name="L2">
              <text:list-item>
                <text:list>
                  <text:list-item>
                    <text:p text:style-name="P4">null is returned if the parameter is not se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This also means that if optional the get method will return the Object type (Boolean, Integer, ...) instead of <text:s/>the primitive typ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2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blue-white" presentation:presentation-page-layout-name="AL2T1">
        <draw:frame presentation:style-name="pr1" draw:text-style-name="P1" draw:layer="layout" svg:width="27.5cm" svg:height="3.001cm" svg:x="0.5cm" svg:y="1cm" presentation:class="title">
          <draw:text-box>
            <text:p text:style-name="P1">Removed obsolete code</text:p>
          </draw:text-box>
        </draw:frame>
        <draw:frame presentation:style-name="pr4" draw:text-style-name="P3" draw:layer="layout" svg:width="25cm" svg:height="15.001cm" svg:x="2.5cm" svg:y="5cm" presentation:class="outline">
          <draw:text-box>
            <text:list text:style-name="L2">
              <text:list-item>
                <text:p text:style-name="P3">Most of the deprecated classes and methods have been removed: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8">org.xins.client.DataElement</text:span><text:span text:style-name="T9">, </text:span><text:span text:style-name="T8">org.xins.common.ExceptionUtils</text:span><text:span text:style-name="T9">, </text:span><text:span text:style-name="T8">org.xins.common.ant.CallTargetTasks</text:span><text:span text:style-name="T9">, </text:span><text:span text:style-name="T8">org.xins.common.text.WhislEncoding</text:span><text:span text:style-name="T9">, </text:span><text:span text:style-name="T8">org.xins.common.text.NonASCIIException</text:span><text:span text:style-name="T9">, </text:span><text:span text:style-name="T8">org.xins.common.threads.QueueTimeOutException</text:span><text:span text:style-name="T9">, </text:span><text:span text:style-name="T8">org.xins.logdoc.LogdocExceptionUtils</text:span><text:span text:style-name="T9">, </text:span><text:span text:style-name="T8">org.xins.logdoc.LogdocHexConverter</text:span><text:span text:style-name="T9">, </text:span><text:span text:style-name="T8">org.xins.logdoc.LogdocSerializable</text:span><text:span text:style-name="T9">, </text:span><text:span text:style-name="T8">org.xins.logdoc.LogdocStringBuffer</text:span><text:span text:style-name="T9">, </text:span><text:span text:style-name="T8">org.xins.logdoc.MandatoryArgumentChecker</text:span><text:span text:style-name="T9">, </text:span><text:span text:style-name="T8">org.xins.logdoc.AbstractLogdocSerializable</text:span><text:span text:style-name="T9">, </text:span><text:span text:style-name="T8">org.xins.logdoc.UnsupportedLocaleError</text:span><text:span text:style-name="T9">, </text:span><text:span text:style-name="T8">org.xins.server.Elem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3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blue-white" presentation:presentation-page-layout-name="AL2T1">
        <draw:frame presentation:style-name="pr1" draw:text-style-name="P1" draw:layer="layout" svg:width="27.5cm" svg:height="3.001cm" svg:x="0.5cm" svg:y="1cm" presentation:class="title">
          <draw:text-box>
            <text:p text:style-name="P1">Renamed XSLT property</text:p>
          </draw:text-box>
        </draw:frame>
        <draw:frame presentation:style-name="pr4" draw:text-style-name="P3" draw:layer="layout" svg:width="25cm" svg:height="15.001cm" svg:x="2.5cm" svg:y="5cm" presentation:class="outline">
          <draw:text-box>
            <text:list text:style-name="L2">
              <text:list-item>
                <text:p text:style-name="P3">Renamed templates.parameter.prefix runtime property to templates.&lt;api name&gt;.xins-xslt.parameter.prefix.</text:p>
              </text:list-item>
            </text:list>
            <text:list text:style-name="L2">
              <text:list-item>
                <text:list>
                  <text:list-item>
                    <text:p text:style-name="P4">Different properties for different API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More consistent with XINS Front-end Framewo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4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blue-white" presentation:presentation-page-layout-name="AL2T1">
        <draw:frame presentation:style-name="pr1" draw:text-style-name="P1" draw:layer="layout" svg:width="27.5cm" svg:height="3.001cm" svg:x="0.499cm" svg:y="1cm" presentation:class="title" presentation:user-transformed="true">
          <draw:text-box>
            <text:p text:style-name="P1">Renamed XSLT property II</text:p>
          </draw:text-box>
        </draw:frame>
        <draw:frame presentation:style-name="pr4" draw:text-style-name="P3" draw:layer="layout" svg:width="25cm" svg:height="15.001cm" svg:x="2.5cm" svg:y="5cm" presentation:class="outline" presentation:user-transformed="true">
          <draw:text-box>
            <text:list text:style-name="L2">
              <text:list-item>
                <text:p text:style-name="P3">Replaced the templates.callingconvention.source property of the _xins-xslt CC to templates.&lt;api name&gt;.xins-xslt.source.</text:p>
              </text:list-item>
            </text:list>
            <text:list text:style-name="L2">
              <text:list-item>
                <text:list>
                  <text:list-item>
                    <text:p text:style-name="P4">Different properties for different API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More consistent with XINS Front-end Framewo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cm" svg:y="2.257cm" draw:page-number="75" presentation:class="page"/>
          <draw:frame presentation:style-name="pr6" draw:text-style-name="P8" draw:layer="layout" svg:width="16.79cm" svg:height="13.116cm" svg:x="2.098cm" svg:y="14.108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blue-white" presentation:presentation-page-layout-name="AL2T1">
        <draw:frame presentation:style-name="pr1" draw:text-style-name="P1" draw:layer="layout" svg:width="27.5cm" svg:height="3.001cm" svg:x="0.5cm" svg:y="1cm" presentation:class="title">
          <draw:text-box>
            <text:p text:style-name="P1">Reorganized WAR file</text:p>
          </draw:text-box>
        </draw:frame>
        <draw:frame presentation:style-name="pr4" draw:text-style-name="P3" draw:layer="layout" svg:width="25cm" svg:height="15.001cm" svg:x="2.5cm" svg:y="5cm" presentation:class="outline">
          <draw:text-box>
            <text:list text:style-name="L2">
              <text:list-item>
                <text:p text:style-name="P3">The generated WAR file has been reorganized:</text:p>
              </text:list-item>
            </text:list>
            <text:list text:style-name="L2">
              <text:list-item>
                <text:list>
                  <text:list-item>
                    <text:p text:style-name="P4">Removed impl.xml fil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Added WSDL fil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specs moved to the WEB-INF director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6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blue-white" presentation:presentation-page-layout-name="AL2T1">
        <draw:frame presentation:style-name="pr1" draw:text-style-name="P1" draw:layer="layout" svg:width="27.5cm" svg:height="3.001cm" svg:x="0.5cm" svg:y="1cm" presentation:class="title">
          <draw:text-box>
            <text:p text:style-name="P1">Removed unneeded comments</text:p>
          </draw:text-box>
        </draw:frame>
        <draw:frame presentation:style-name="pr4" draw:text-style-name="P3" draw:layer="layout" svg:width="25cm" svg:height="15.001cm" svg:x="2.5cm" svg:y="5cm" presentation:class="outline">
          <draw:text-box>
            <text:list text:style-name="L2">
              <text:list-item>
                <text:p text:style-name="P3">Removed comments that separated the different sections:</text:p>
              </text:list-item>
            </text:list>
            <text:list text:style-name="L2">
              <text:list-item>
                <text:list>
                  <text:list-item>
                    <text:p text:style-name="P4">In generated code and in XINS sour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7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blue-white" presentation:presentation-page-layout-name="AL2T1">
        <draw:frame presentation:style-name="pr1" draw:text-style-name="P1" draw:layer="layout" svg:width="27.5cm" svg:height="3.001cm" svg:x="0.5cm" svg:y="1cm" presentation:class="title">
          <draw:text-box>
            <text:p text:style-name="P1">Logging exception simplified</text:p>
          </draw:text-box>
        </draw:frame>
        <draw:frame presentation:style-name="pr4" draw:text-style-name="P3" draw:layer="layout" svg:width="25cm" svg:height="15.001cm" svg:x="2.5cm" svg:y="5cm" presentation:class="outline">
          <draw:text-box>
            <text:list text:style-name="L2">
              <text:list-item>
                <text:p text:style-name="P3">Removed unneeded parameters to the call to Utils.logIgnoredException and Utils.logProgrammingException.</text:p>
              </text:list-item>
            </text:list>
            <text:list text:style-name="L2">
              <text:list-item>
                <text:list>
                  <text:list-item>
                    <text:p text:style-name="P4">Automatic detection of the class/method throwing the exception and of the class/method logging the exception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leaner c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8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blue-white" presentation:presentation-page-layout-name="AL2T1">
        <draw:frame presentation:style-name="pr1" draw:text-style-name="P1" draw:layer="layout" svg:width="27.5cm" svg:height="3.001cm" svg:x="0.5cm" svg:y="1cm" presentation:class="title">
          <draw:text-box>
            <text:p text:style-name="P1">REST example</text:p>
          </draw:text-box>
        </draw:frame>
        <draw:frame presentation:style-name="pr4" draw:text-style-name="P3" draw:layer="layout" svg:width="25cm" svg:height="15.001cm" svg:x="2.5cm" svg:y="5cm" presentation:class="outline">
          <draw:text-box>
            <text:list text:style-name="L2">
              <text:list-item>
                <text:p text:style-name="P3">Added pure REST example</text:p>
              </text:list-item>
            </text:list>
            <text:list text:style-name="L2">
              <text:list-item>
                <text:list>
                  <text:list-item>
                    <text:p text:style-name="P4">REST is Representational State Transf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0"><text:a xlink:href="http://en.wikipedia.org/wiki/Representational_State_Transfer">http://en.wikipedia.org/wiki/Representational_State_Transfer</text:a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RESTCallingConven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9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blue-white" presentation:presentation-page-layout-name="AL2T1">
        <draw:frame presentation:style-name="pr1" draw:text-style-name="P1" draw:layer="layout" svg:width="27.5cm" svg:height="3.001cm" svg:x="0.5cm" svg:y="1cm" presentation:class="title">
          <draw:text-box>
            <text:p text:style-name="P1">Several bug fixes</text:p>
          </draw:text-box>
        </draw:frame>
        <draw:frame presentation:style-name="pr4" draw:text-style-name="P3" draw:layer="layout" svg:width="25cm" svg:height="15.001cm" svg:x="2.5cm" svg:y="5cm" presentation:class="outline">
          <draw:text-box>
            <text:list text:style-name="L2">
              <text:list-item>
                <text:p text:style-name="P3">Several bugs have been fixed in this release.</text:p>
              </text:list-item>
            </text:list>
            <text:list text:style-name="L2">
              <text:list-item>
                <text:list>
                  <text:list-item>
                    <text:p text:style-name="P4">The most important ones have been integrated in XINS 1.5.2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0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blue-white" presentation:presentation-page-layout-name="AL2T1">
        <draw:frame presentation:style-name="pr1" draw:text-style-name="P1" draw:layer="layout" svg:width="27.5cm" svg:height="3.777cm" svg:x="0.5cm" svg:y="0.612cm" presentation:class="title" presentation:user-transformed="true">
          <draw:text-box>
            <text:p text:style-name="P1">Servlet container improvements</text:p>
          </draw:text-box>
        </draw:frame>
        <draw:frame presentation:style-name="pr4" draw:text-style-name="P3" draw:layer="layout" svg:width="25cm" svg:height="15.001cm" svg:x="2.5cm" svg:y="5cm" presentation:class="outline">
          <draw:text-box>
            <text:list text:style-name="L2">
              <text:list-item>
                <text:p text:style-name="P3">Several improvements done for the Servlet container.</text:p>
              </text:list-item>
            </text:list>
            <text:list text:style-name="L2">
              <text:list-item>
                <text:list>
                  <text:list-item>
                    <text:p text:style-name="P4">better path support for cookies and Servle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1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blue-white" presentation:presentation-page-layout-name="AL2T1">
        <draw:frame presentation:style-name="pr1" draw:text-style-name="P1" draw:layer="layout" svg:width="27.5cm" svg:height="3.001cm" svg:x="0.5cm" svg:y="1cm" presentation:class="title">
          <draw:text-box>
            <text:p text:style-name="P1">Shared error code</text:p>
          </draw:text-box>
        </draw:frame>
        <draw:frame presentation:style-name="pr4" draw:text-style-name="P3" draw:layer="layout" svg:width="25cm" svg:height="15.001cm" svg:x="2.5cm" svg:y="5cm" presentation:class="outline">
          <draw:text-box>
            <text:list text:style-name="L2">
              <text:list-item>
                <text:p text:style-name="P3">Added shared error code.</text:p>
              </text:list-item>
            </text:list>
            <text:list text:style-name="L2">
              <text:list-item>
                <text:list>
                  <text:list-item>
                    <text:p text:style-name="P4">Works as shared typ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2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blue-white" presentation:presentation-page-layout-name="AL2T1">
        <draw:frame presentation:style-name="pr1" draw:text-style-name="P1" draw:layer="layout" svg:width="27.5cm" svg:height="3.777cm" svg:x="0.5cm" svg:y="0.612cm" presentation:class="title" presentation:user-transformed="true">
          <draw:text-box>
            <text:p text:style-name="P1">No stack trace for ignorable exception</text:p>
          </draw:text-box>
        </draw:frame>
        <draw:frame presentation:style-name="pr4" draw:text-style-name="P3" draw:layer="layout" svg:width="25cm" svg:height="15.001cm" svg:x="2.5cm" svg:y="5cm" presentation:class="outline">
          <draw:text-box>
            <text:list text:style-name="L2">
              <text:list-item>
                <text:p text:style-name="P3">The stack trace is no longer logged when logging an ignorable exception.</text:p>
              </text:list-item>
            </text:list>
            <text:list text:style-name="L2">
              <text:list-item>
                <text:list>
                  <text:list-item>
                    <text:p text:style-name="P4">smaller log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more readable, easier to detect real proble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3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blue-white" presentation:presentation-page-layout-name="AL2T1">
        <draw:frame presentation:style-name="pr1" draw:text-style-name="P1" draw:layer="layout" svg:width="27.5cm" svg:height="3.001cm" svg:x="0.5cm" svg:y="1cm" presentation:class="title">
          <draw:text-box>
            <text:p text:style-name="P1">Coverage without server</text:p>
          </draw:text-box>
        </draw:frame>
        <draw:frame presentation:style-name="pr4" draw:text-style-name="P3" draw:layer="layout" svg:width="25cm" svg:height="15.001cm" svg:x="2.5cm" svg:y="5cm" presentation:class="outline">
          <draw:text-box>
            <text:list text:style-name="L2">
              <text:list-item>
                <text:p text:style-name="P3">Starting the Servlet container for the test coverage is now optional.</text:p>
              </text:list-item>
            </text:list>
            <text:list text:style-name="L2">
              <text:list-item>
                <text:list>
                  <text:list-item>
                    <text:p text:style-name="P4">Execute the code coverage with the API running in Tomcat, Jetty or your J2EE serve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4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blue-white" presentation:presentation-page-layout-name="AL2T1">
        <draw:frame presentation:style-name="pr1" draw:text-style-name="P1" draw:layer="layout" svg:width="27.5cm" svg:height="3.777cm" svg:x="0.5cm" svg:y="0.612cm" presentation:class="title" presentation:user-transformed="true">
          <draw:text-box>
            <text:p text:style-name="P1">Keep environment in test forms</text:p>
          </draw:text-box>
        </draw:frame>
        <draw:frame presentation:style-name="pr4" draw:text-style-name="P3" draw:layer="layout" svg:width="25cm" svg:height="15.001cm" svg:x="2.5cm" svg:y="5cm" presentation:class="outline">
          <draw:text-box>
            <text:list text:style-name="L2">
              <text:list-item>
                <text:p text:style-name="P3">Test forms remember the last environment chosen.</text:p>
              </text:list-item>
            </text:list>
            <text:list text:style-name="L2">
              <text:list-item>
                <text:list>
                  <text:list-item>
                    <text:p text:style-name="P4">When moving from one test form to another one, the last chosen environment is stored in the cooki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5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blue-white" presentation:presentation-page-layout-name="AL2T1">
        <draw:frame presentation:style-name="pr1" draw:text-style-name="P1" draw:layer="layout" svg:width="27.5cm" svg:height="3.001cm" svg:x="0.5cm" svg:y="1cm" presentation:class="title">
          <draw:text-box>
            <text:p text:style-name="P1">Rebuild war when testing</text:p>
          </draw:text-box>
        </draw:frame>
        <draw:frame presentation:style-name="pr4" draw:text-style-name="P3" draw:layer="layout" svg:width="25cm" svg:height="15.001cm" svg:x="2.5cm" svg:y="5cm" presentation:class="outline">
          <draw:text-box>
            <text:list text:style-name="L2">
              <text:list-item>
                <text:p text:style-name="P3">test-&lt;api name&gt; target depends on war-&lt;api name&gt; target if the server should be start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6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87" draw:style-name="dp1" draw:master-page-name="blue-white" presentation:presentation-page-layout-name="AL2T1">
        <draw:frame presentation:style-name="pr1" draw:text-style-name="P1" draw:layer="layout" svg:width="27.5cm" svg:height="3.001cm" svg:x="0.5cm" svg:y="1cm" presentation:class="title">
          <draw:text-box>
            <text:p text:style-name="P1">Dependencies in test classpath</text:p>
          </draw:text-box>
        </draw:frame>
        <draw:frame presentation:style-name="pr4" draw:text-style-name="P3" draw:layer="layout" svg:width="25cm" svg:height="15.001cm" svg:x="2.5cm" svg:y="5cm" presentation:class="outline">
          <draw:text-box>
            <text:list text:style-name="L2">
              <text:list-item>
                <text:p text:style-name="P3">The API dependencies are added to the classpath for compiling the test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7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88" draw:style-name="dp1" draw:master-page-name="blue-white" presentation:presentation-page-layout-name="AL2T1">
        <draw:frame presentation:style-name="pr1" draw:text-style-name="P1" draw:layer="layout" svg:width="27.5cm" svg:height="3.001cm" svg:x="0.5cm" svg:y="1cm" presentation:class="title">
          <draw:text-box>
            <text:p text:style-name="P1">Full path for build directory</text:p>
          </draw:text-box>
        </draw:frame>
        <draw:frame presentation:style-name="pr4" draw:text-style-name="P3" draw:layer="layout" svg:width="25cm" svg:height="15.001cm" svg:x="2.5cm" svg:y="5cm" presentation:class="outline">
          <draw:text-box>
            <text:list text:style-name="L2">
              <text:list-item>
                <text:p text:style-name="P3">The full path is used to specify the build directory used to generate and compile and the files.</text:p>
              </text:list-item>
            </text:list>
            <text:list text:style-name="L2">
              <text:list-item>
                <text:list>
                  <text:list-item>
                    <text:p text:style-name="P4">Could be specify to somewhere else. -Dbuilddir=..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Fixed some problems when the script is executed from another directory like within ID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8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89" draw:style-name="dp1" draw:master-page-name="blue-white" presentation:presentation-page-layout-name="AL2T1">
        <draw:frame presentation:style-name="pr1" draw:text-style-name="P1" draw:layer="layout" svg:width="27.5cm" svg:height="3.001cm" svg:x="0.5cm" svg:y="1cm" presentation:class="title">
          <draw:text-box>
            <text:p text:style-name="P1">Calling convention extendable</text:p>
          </draw:text-box>
        </draw:frame>
        <draw:frame presentation:style-name="pr4" draw:text-style-name="P3" draw:layer="layout" svg:width="25cm" svg:height="15.001cm" svg:x="2.5cm" svg:y="5cm" presentation:class="outline">
          <draw:text-box>
            <text:list text:style-name="L2">
              <text:list-item>
                <text:p text:style-name="P3">The calling conventions are now public and extendable.</text:p>
              </text:list-item>
            </text:list>
            <text:list text:style-name="L2">
              <text:list-item>
                <text:list>
                  <text:list-item>
                    <text:p text:style-name="P4">Easier to create a calling convention similar to an already existing on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9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90" draw:style-name="dp1" draw:master-page-name="blue-white" presentation:presentation-page-layout-name="AL2T1">
        <office:forms form:automatic-focus="false" form:apply-design-mode="false"/>
        <draw:frame presentation:style-name="pr1" draw:text-style-name="P1" draw:layer="layout" svg:width="27.5cm" svg:height="3.001cm" svg:x="0.5cm" svg:y="1cm" presentation:class="title">
          <draw:text-box>
            <text:p text:style-name="P1">HTML for Control command</text:p>
          </draw:text-box>
        </draw:frame>
        <draw:frame presentation:style-name="pr4" draw:text-style-name="P3" draw:layer="layout" svg:width="25cm" svg:height="15.001cm" svg:x="2.5cm" svg:y="5cm" presentation:class="outline">
          <draw:text-box>
            <text:list text:style-name="L2">
              <text:list-item>
                <text:p text:style-name="P3">The Control command of the XINS front-end framework will return an HTML page</text:p>
              </text:list-item>
            </text:list>
            <text:list text:style-name="L2">
              <text:list-item>
                <text:list>
                  <text:list-item>
                    <text:p text:style-name="P4">Also if an Control action is execu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0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91" draw:style-name="dp1" draw:master-page-name="blue-white" presentation:presentation-page-layout-name="AL2T1">
        <draw:frame presentation:style-name="pr1" draw:text-style-name="P1" draw:layer="layout" svg:width="27.5cm" svg:height="3.001cm" svg:x="0.5cm" svg:y="1cm" presentation:class="title">
          <draw:text-box>
            <text:p text:style-name="P1">Location of created logdoc</text:p>
          </draw:text-box>
        </draw:frame>
        <draw:frame presentation:style-name="pr4" draw:text-style-name="P3" draw:layer="layout" svg:width="25cm" svg:height="15.001cm" svg:x="2.5cm" svg:y="5cm" presentation:class="outline">
          <draw:text-box>
            <text:list text:style-name="L2">
              <text:list-item>
                <text:p text:style-name="P3">The create-logdoc target now informs where are the files creat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1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92" draw:style-name="dp1" draw:master-page-name="blue-white" presentation:presentation-page-layout-name="AL2T1">
        <draw:frame presentation:style-name="pr1" draw:text-style-name="P1" draw:layer="layout" svg:width="27.5cm" svg:height="3.001cm" svg:x="0.5cm" svg:y="1cm" presentation:class="title" presentation:user-transformed="true">
          <draw:text-box>
            <text:p text:style-name="P1">Public check method</text:p>
          </draw:text-box>
        </draw:frame>
        <draw:frame presentation:style-name="pr4" draw:text-style-name="P3" draw:layer="layout" svg:width="25cm" svg:height="15.001cm" svg:x="2.5cm" svg:y="5cm" presentation:class="outline">
          <draw:text-box>
            <text:list text:style-name="L2">
              <text:list-item>
                <text:p text:style-name="P3">The FunctionResult.checkOutputParameters() method is now public in order to enable external valida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2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93" draw:style-name="dp1" draw:master-page-name="blue-white" presentation:presentation-page-layout-name="AL2T1">
        <draw:frame presentation:style-name="pr1" draw:text-style-name="P1" draw:layer="layout" svg:width="27.5cm" svg:height="3.001cm" svg:x="0.5cm" svg:y="1cm" presentation:class="title">
          <draw:text-box>
            <text:p text:style-name="P1">Indented WSDL</text:p>
          </draw:text-box>
        </draw:frame>
        <draw:frame presentation:style-name="pr4" draw:text-style-name="P3" draw:layer="layout" svg:width="25cm" svg:height="15.001cm" svg:x="2.5cm" svg:y="5cm" presentation:class="outline">
          <draw:text-box>
            <text:list text:style-name="L2">
              <text:list-item>
                <text:p text:style-name="P3">The generated WSDL file is correctly indented with tab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3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94" draw:style-name="dp1" draw:master-page-name="blue-white" presentation:presentation-page-layout-name="AL2T1">
        <draw:frame presentation:style-name="pr1" draw:text-style-name="P1" draw:layer="layout" svg:width="27.5cm" svg:height="3.001cm" svg:x="0.5cm" svg:y="1cm" presentation:class="title">
          <draw:text-box>
            <text:p text:style-name="P1">public get method</text:p>
          </draw:text-box>
        </draw:frame>
        <draw:frame presentation:style-name="pr4" draw:text-style-name="P3" draw:layer="layout" svg:width="25cm" svg:height="15.001cm" svg:x="2.5cm" svg:y="5cm" presentation:class="outline">
          <draw:text-box>
            <text:list text:style-name="L2">
              <text:list-item>
                <text:p text:style-name="P3">The get methods of the FunctionRequest object are now public.</text:p>
              </text:list-item>
            </text:list>
            <text:list text:style-name="L2">
              <text:list-item>
                <text:list>
                  <text:list-item>
                    <text:p text:style-name="P4">Usable with BeanUtils or Spring Framework for exampl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4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95" draw:style-name="dp1" draw:master-page-name="blue-white" presentation:presentation-page-layout-name="AL2T1">
        <draw:frame presentation:style-name="pr1" draw:text-style-name="P1" draw:layer="layout" svg:width="27.5cm" svg:height="3.001cm" svg:x="0.5cm" svg:y="1cm" presentation:class="title">
          <draw:text-box>
            <text:p text:style-name="P1">Unix xins as xins.bat</text:p>
          </draw:text-box>
        </draw:frame>
        <draw:frame presentation:style-name="pr4" draw:text-style-name="P3" draw:layer="layout" svg:width="25cm" svg:height="15.001cm" svg:x="2.5cm" svg:y="5cm" presentation:class="outline">
          <draw:text-box>
            <text:list text:style-name="L2">
              <text:list-item>
                <text:p text:style-name="P3">The Unix xins script now uses make-build.xml to create the build.xml file instead of bootstrap.xml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5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96" draw:style-name="dp1" draw:master-page-name="blue-white" presentation:presentation-page-layout-name="AL2T1">
        <draw:frame presentation:style-name="pr1" draw:text-style-name="P1" draw:layer="layout" svg:width="27.5cm" svg:height="3.001cm" svg:x="0.5cm" svg:y="1cm" presentation:class="title">
          <draw:text-box>
            <text:p text:style-name="P1">Version printed if known</text:p>
          </draw:text-box>
        </draw:frame>
        <draw:frame presentation:style-name="pr4" draw:text-style-name="P3" draw:layer="layout" svg:width="25cm" svg:height="15.001cm" svg:x="2.5cm" svg:y="5cm" presentation:class="outline">
          <draw:text-box>
            <text:list text:style-name="L2">
              <text:list-item>
                <text:p text:style-name="P3">The version of the API is printed in the footer in the specdocs only when known.</text:p>
              </text:list-item>
            </text:list>
            <text:list text:style-name="L2">
              <text:list-item>
                <text:list>
                  <text:list-item>
                    <text:p text:style-name="P4">Avoid to have “version ?.?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6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97" draw:style-name="dp1" draw:master-page-name="blue-white" presentation:presentation-page-layout-name="AL2T1">
        <draw:frame presentation:style-name="pr1" draw:text-style-name="P1" draw:layer="layout" svg:width="27.5cm" svg:height="3.001cm" svg:x="0.5cm" svg:y="1cm" presentation:class="title">
          <draw:text-box>
            <text:p text:style-name="P1">Updated libraries</text:p>
          </draw:text-box>
        </draw:frame>
        <draw:frame presentation:style-name="pr4" draw:text-style-name="P3" draw:layer="layout" svg:width="25cm" svg:height="15.001cm" svg:x="2.5cm" svg:y="5cm" presentation:class="outline">
          <draw:text-box>
            <text:list text:style-name="L2">
              <text:list-item>
                <text:p text:style-name="P3">Updated libraries:</text:p>
              </text:list-item>
            </text:list>
            <text:list text:style-name="L2">
              <text:list-item>
                <text:list>
                  <text:list-item>
                    <text:p text:style-name="P4">commons-logging (1.1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Windows installer (better Vista support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Sarissa (Ajax lib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7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98" draw:style-name="dp1" draw:master-page-name="blue-white" presentation:presentation-page-layout-name="AL2T1">
        <draw:frame presentation:style-name="pr1" draw:text-style-name="P1" draw:layer="layout" svg:width="27.5cm" svg:height="3.001cm" svg:x="0.5cm" svg:y="1cm" presentation:class="title">
          <draw:text-box>
            <text:p text:style-name="P1">mode=source forwarded</text:p>
          </draw:text-box>
        </draw:frame>
        <draw:frame presentation:style-name="pr4" draw:text-style-name="P3" draw:layer="layout" svg:width="25cm" svg:height="15.001cm" svg:x="2.5cm" svg:y="5cm" presentation:class="outline">
          <draw:text-box>
            <text:list text:style-name="L2">
              <text:list-item>
                <text:p text:style-name="P3">When mode=source is used in XINS FF, the redirection also forward this parameter.</text:p>
              </text:list-item>
            </text:list>
            <text:list text:style-name="L2">
              <text:list-item>
                <text:list>
                  <text:list-item>
                    <text:p text:style-name="P4">Easier for (unit) test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Easier for debugg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8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99" draw:style-name="dp1" draw:master-page-name="blue-white" presentation:presentation-page-layout-name="AL2T1">
        <draw:frame presentation:style-name="pr1" draw:text-style-name="P1" draw:layer="layout" svg:width="27.5cm" svg:height="3.001cm" svg:x="0.5cm" svg:y="1cm" presentation:class="title">
          <draw:text-box>
            <text:p text:style-name="P1">WSDL to API</text:p>
          </draw:text-box>
        </draw:frame>
        <draw:frame presentation:style-name="pr4" draw:text-style-name="P3" draw:layer="layout" svg:width="25cm" svg:height="15.001cm" svg:x="2.5cm" svg:y="5cm" presentation:class="outline">
          <draw:text-box>
            <text:list text:style-name="L2">
              <text:list-item>
                <text:p text:style-name="P3">Generates the specification of an API based on a WSDL.</text:p>
              </text:list-item>
            </text:list>
            <text:list text:style-name="L2">
              <text:list-item>
                <text:list>
                  <text:list-item>
                    <text:p text:style-name="P4">Tested with a lot of different WSDL (.Net, Axis, ...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The input can be a WSDL file or a WSDL UR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9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00" draw:style-name="dp1" draw:master-page-name="blue-white" presentation:presentation-page-layout-name="AL2T1">
        <draw:frame presentation:style-name="pr1" draw:text-style-name="P1" draw:layer="layout" svg:width="27.5cm" svg:height="3.777cm" svg:x="0.5cm" svg:y="0.612cm" presentation:class="title" presentation:user-transformed="true">
          <draw:text-box>
            <text:p text:style-name="P1">Yahoo! JSON calling convention</text:p>
          </draw:text-box>
        </draw:frame>
        <draw:frame presentation:style-name="pr4" draw:text-style-name="P3" draw:layer="layout" svg:width="25cm" svg:height="15.001cm" svg:x="2.5cm" svg:y="5cm" presentation:class="outline">
          <draw:text-box>
            <text:list text:style-name="L2">
              <text:list-item>
                <text:p text:style-name="P3">Added new JSON calling convention</text:p>
              </text:list-item>
            </text:list>
            <text:list text:style-name="L2">
              <text:list-item>
                <text:list>
                  <text:list-item>
                    <text:p text:style-name="P4">Yahoo! JSON calling conven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Includes support for callback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Automatic detection if <text:span text:style-name="T2">output=js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1">Easy to use with GWT (Google Web Toolki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00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01" draw:style-name="dp1" draw:master-page-name="blue-white" presentation:presentation-page-layout-name="AL2T1">
        <draw:frame presentation:style-name="pr1" draw:text-style-name="P1" draw:layer="layout" svg:width="27.5cm" svg:height="3.001cm" svg:x="0.5cm" svg:y="1cm" presentation:class="title">
          <draw:text-box>
            <text:p text:style-name="P1">Fixed _ReloadProperties</text:p>
          </draw:text-box>
        </draw:frame>
        <draw:frame presentation:style-name="pr4" draw:text-style-name="P3" draw:layer="layout" svg:width="25cm" svg:height="15.001cm" svg:x="2.5cm" svg:y="5cm" presentation:class="outline">
          <draw:text-box>
            <text:list text:style-name="L2">
              <text:list-item>
                <text:p text:style-name="P3">The _ReloadProperties meta function did not work when the watching interval was higher than 0. This is fix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01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02" draw:style-name="dp1" draw:master-page-name="blue-white" presentation:presentation-page-layout-name="AL2T1">
        <draw:frame presentation:style-name="pr1" draw:text-style-name="P1" draw:layer="layout" svg:width="27.5cm" svg:height="3.001cm" svg:x="0.5cm" svg:y="1cm" presentation:class="title">
          <draw:text-box>
            <text:p text:style-name="P1">Performance</text:p>
          </draw:text-box>
        </draw:frame>
        <draw:frame presentation:style-name="pr4" draw:text-style-name="P3" draw:layer="layout" svg:width="25cm" svg:height="15.001cm" svg:x="2.5cm" svg:y="5cm" presentation:class="outline">
          <draw:text-box>
            <text:list text:style-name="L2">
              <text:list-item>
                <text:p text:style-name="P3">Internal Servlet container 50% faster</text:p>
              </text:list-item>
            </text:list>
            <text:list text:style-name="L2">
              <text:list-item>
                <text:p text:style-name="P3">Parameters serialized only if logged</text:p>
              </text:list-item>
            </text:list>
            <text:list text:style-name="L2">
              <text:list-item>
                <text:p text:style-name="P3">No parsing of the specs to know if a error code is functional or technical</text:p>
              </text:list-item>
            </text:list>
            <text:list text:style-name="L2">
              <text:list-item>
                <text:p text:style-name="P3">Optimized HTTPServiceCall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02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Ernst_20_Blauw_20_1_20_naar_20_Wit" draw:display-name="Ernst Blauw 1 naar Wit" draw:style="linear" draw:start-color="#c8e6ff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Tahoma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42.4000015258789pt" fo:font-weight="bold" style:letter-kerning="true" style:font-size-asian="42.4000015258789pt" style:font-weight-asian="bold" style:font-size-complex="42.4000015258789pt" style:font-weight-complex="bold"/>
    </style:style>
    <style:style style:name="H2" style:family="graphic">
      <style:paragraph-properties fo:margin-top="0.31cm" fo:margin-bottom="0.31cm" style:text-autospace="none"/>
      <style:text-properties fo:font-size="31.7999992370605pt" fo:font-weight="bold" style:font-size-asian="31.7999992370605pt" style:font-weight-asian="bold" style:font-size-complex="31.7999992370605pt" style:font-weight-complex="bold"/>
    </style:style>
    <style:style style:name="H3" style:family="graphic">
      <style:paragraph-properties fo:margin-top="0.31cm" fo:margin-bottom="0.31cm" style:text-autospace="none"/>
      <style:text-properties fo:font-size="24.7000007629395pt" fo:font-weight="bold" style:font-size-asian="24.7000007629395pt" style:font-weight-asian="bold" style:font-size-complex="24.7000007629395pt" style:font-weight-complex="bold"/>
    </style:style>
    <style:style style:name="H4" style:family="graphic">
      <style:paragraph-properties fo:margin-top="0.31cm" fo:margin-bottom="0.31cm" style:text-autospace="none"/>
      <style:text-properties fo:font-size="21.2000007629395pt" fo:font-weight="bold" style:font-size-asian="21.2000007629395pt" style:font-weight-asian="bold" style:font-size-complex="21.2000007629395pt" style:font-weight-complex="bold"/>
    </style:style>
    <style:style style:name="H5" style:family="graphic">
      <style:paragraph-properties fo:margin-top="0.31cm" fo:margin-bottom="0.31cm" style:text-autospace="none"/>
      <style:text-properties fo:font-size="17.7000007629395pt" fo:font-weight="bold" style:font-size-asian="17.7000007629395pt" style:font-weight-asian="bold" style:font-size-complex="17.7000007629395pt" style:font-weight-complex="bold"/>
    </style:style>
    <style:style style:name="H6" style:family="graphic">
      <style:paragraph-properties fo:margin-top="0.31cm" fo:margin-bottom="0.31cm" style:text-autospace="none"/>
      <style:text-properties fo:font-size="14.1000003814697pt" fo:font-weight="bold" style:font-size-asian="14.1000003814697pt" style:font-weight-asian="bold" style:font-size-complex="14.1000003814697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fo:font-size="17.7000007629395pt" style:font-family-asian="'Courier New'" style:font-family-generic-asian="swiss" style:font-size-asian="17.7000007629395pt" style:font-family-complex="'Courier New'" style:font-family-generic-complex="swiss" style:font-size-complex="17.7000007629395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fo:font-size="17.7000007629395pt" fo:font-weight="bold" style:font-family-asian="'Courier New'" style:font-family-generic-asian="swiss" style:font-size-asian="17.7000007629395pt" style:font-weight-asian="bold" style:font-family-complex="'Courier New'" style:font-family-generic-complex="swiss" style:font-size-complex="17.7000007629395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fo:font-size="17.7000007629395pt" style:font-family-asian="'Courier New'" style:font-family-generic-asian="swiss" style:font-size-asian="17.7000007629395pt" style:font-family-complex="'Courier New'" style:font-family-generic-complex="swiss" style:font-size-complex="17.7000007629395pt"/>
    </style:style>
    <style:style style:name="Bottom_20_of_20_Form" style:display-name="Bottom of Form" style:family="graphic">
      <style:paragraph-properties fo:text-align="center" style:text-autospace="none"/>
      <style:text-properties fo:font-family="Arial" style:font-family-generic="swiss" fo:font-size="14.1000003814697pt" style:font-family-asian="Arial" style:font-family-generic-asian="swiss" style:font-size-asian="14.1000003814697pt" style:font-family-complex="Arial" style:font-family-generic-complex="swiss" style:font-size-complex="14.1000003814697pt"/>
    </style:style>
    <style:style style:name="Top_20_of_20_Form" style:display-name="Top of Form" style:family="graphic">
      <style:paragraph-properties fo:text-align="center" style:text-autospace="none"/>
      <style:text-properties fo:font-family="Arial" style:font-family-generic="swiss" fo:font-size="14.1000003814697pt" style:font-family-asian="Arial" style:font-family-generic-asian="swiss" style:font-size-asian="14.1000003814697pt" style:font-family-complex="Arial" style:font-family-generic-complex="swiss" style:font-size-complex="14.1000003814697pt"/>
    </style:style>
    <style:style style:name="Sample" style:family="graphic">
      <style:paragraph-properties style:text-autospace="none"/>
      <style:text-properties fo:font-family="'Courier New'" style:font-family-generic="swiss" style:font-family-asian="'Courier New'" style:font-family-generic-asian="swiss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fo:font-size="17.7000007629395pt" style:font-family-asian="'Courier New'" style:font-family-generic-asian="swiss" style:font-size-asian="17.7000007629395pt" style:font-family-complex="'Courier New'" style:font-family-generic-complex="swiss" style:font-size-complex="17.7000007629395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blue-whit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0080" style:text-outline="false" style:text-line-through-style="none" fo:font-family="Verdana" style:font-style-name="Standaard" style:font-family-generic="swiss" style:font-pitch="variable" fo:font-size="44pt" fo:font-style="normal" fo:text-shadow="none" style:text-underline-style="none" fo:font-weight="bold" style:font-family-asian="Tahoma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blue-whit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Tahoma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blue-white-background" style:family="presentation">
      <style:graphic-properties draw:stroke="none" draw:fill="none"/>
    </style:style>
    <style:style style:name="blue-white-backgroundobjects" style:family="presentation">
      <style:graphic-properties draw:shadow="hidden" draw:shadow-offset-x="0.3cm" draw:shadow-offset-y="0.3cm" draw:shadow-color="#808080"/>
    </style:style>
    <style:style style:name="blue-whit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Tahoma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blue-whit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Verdana" style:font-style-name="Standaard" style:font-family-generic="swiss" style:font-pitch="variable" fo:font-size="32pt" fo:font-style="normal" fo:text-shadow="none" style:text-underline-style="none" fo:font-weight="normal" style:font-family-asian="Tahoma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blue-white-outline2" style:family="presentation" style:parent-style-name="blue-white-outline1">
      <style:paragraph-properties fo:margin-left="2.4cm" fo:margin-right="0cm" fo:margin-top="0cm" fo:margin-bottom="0.4cm" fo:text-indent="-0.8cm"/>
      <style:text-properties fo:font-family="Verdana" style:font-style-name="Standaard" style:font-family-generic="swiss" style:font-pitch="variable" fo:font-size="28pt" style:font-size-asian="28pt" style:font-size-complex="28pt"/>
    </style:style>
    <style:style style:name="blue-white-outline3" style:family="presentation" style:parent-style-name="blue-white-outline2">
      <style:paragraph-properties fo:margin-left="3.6cm" fo:margin-right="0cm" fo:margin-top="0cm" fo:margin-bottom="0.3cm" fo:text-indent="-0.6cm"/>
      <style:text-properties fo:font-family="Verdana" style:font-style-name="Standaard" style:font-family-generic="swiss" style:font-pitch="variable" fo:font-size="24pt" style:font-size-asian="24pt" style:font-size-complex="24pt"/>
    </style:style>
    <style:style style:name="blue-white-outline4" style:family="presentation" style:parent-style-name="blue-white-outline3">
      <style:paragraph-properties fo:margin-left="4.8cm" fo:margin-right="0cm" fo:margin-top="0cm" fo:margin-bottom="0.2cm" fo:text-indent="-0.6cm"/>
      <style:text-properties fo:font-family="Verdana" style:font-style-name="Standaard" style:font-family-generic="swiss" style:font-pitch="variable" fo:font-size="20pt" style:font-size-asian="20pt" style:font-size-complex="20pt"/>
    </style:style>
    <style:style style:name="blue-white-outline5" style:family="presentation" style:parent-style-name="blue-white-outline4">
      <style:paragraph-properties fo:margin-left="6cm" fo:margin-right="0cm" fo:margin-top="0cm" fo:margin-bottom="0.1cm" fo:text-indent="-0.6cm"/>
      <style:text-properties fo:font-family="Verdana" style:font-style-name="Standaard" style:font-family-generic="swiss" style:font-pitch="variable" fo:font-size="20pt" style:font-size-asian="20pt" style:font-size-complex="20pt"/>
    </style:style>
    <style:style style:name="blue-white-outline6" style:family="presentation" style:parent-style-name="blue-white-outline5">
      <style:paragraph-properties fo:margin-left="7.2cm" fo:margin-right="0cm" fo:margin-top="0cm" fo:margin-bottom="0.1cm" fo:text-indent="-0.6cm"/>
      <style:text-properties fo:font-family="Verdana" style:font-style-name="Standaard" style:font-family-generic="swiss" style:font-pitch="variable" fo:font-size="20pt" style:font-size-asian="20pt" style:font-size-complex="20pt"/>
    </style:style>
    <style:style style:name="blue-white-outline7" style:family="presentation" style:parent-style-name="blue-white-outline6">
      <style:paragraph-properties fo:margin-left="8.4cm" fo:margin-right="0cm" fo:margin-top="0cm" fo:margin-bottom="0.1cm" fo:text-indent="-0.6cm"/>
      <style:text-properties fo:font-family="Verdana" style:font-style-name="Standaard" style:font-family-generic="swiss" style:font-pitch="variable" fo:font-size="20pt" style:font-size-asian="20pt" style:font-size-complex="20pt"/>
    </style:style>
    <style:style style:name="blue-white-outline8" style:family="presentation" style:parent-style-name="blue-white-outline7">
      <style:paragraph-properties fo:margin-left="9.6cm" fo:margin-right="0cm" fo:margin-top="0cm" fo:margin-bottom="0.1cm" fo:text-indent="-0.6cm"/>
      <style:text-properties fo:font-family="Verdana" style:font-style-name="Standaard" style:font-family-generic="swiss" style:font-pitch="variable" fo:font-size="20pt" style:font-size-asian="20pt" style:font-size-complex="20pt"/>
    </style:style>
    <style:style style:name="blue-white-outline9" style:family="presentation" style:parent-style-name="blue-white-outline8">
      <style:paragraph-properties fo:margin-left="10.8cm" fo:margin-right="0cm" fo:margin-top="0cm" fo:margin-bottom="0.1cm" fo:text-indent="-0.6cm"/>
      <style:text-properties fo:font-family="Verdana" style:font-style-name="Standaard" style:font-family-generic="swiss" style:font-pitch="variable"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blue-white-backgroundobjects">
      <style:graphic-properties draw:stroke="none" draw:fill-color="#c8e6ff" draw:textarea-horizontal-align="center" draw:textarea-vertical-align="middle"/>
    </style:style>
    <style:style style:name="pr2" style:family="presentation" style:parent-style-name="blue-white-backgroundobjects">
      <style:graphic-properties draw:stroke="none" draw:fill="gradient" draw:fill-color="#c8e6ff" draw:fill-gradient-name="Ernst_20_Blauw_20_1_20_naar_20_Wit" draw:textarea-horizontal-align="center" draw:textarea-vertical-align="middle"/>
    </style:style>
    <style:style style:name="pr3" style:family="presentation" style:parent-style-name="blue-white-outline1">
      <style:graphic-properties draw:fill-color="#ffffff" draw:auto-grow-height="false" fo:min-height="13.86cm"/>
    </style:style>
    <style:style style:name="pr4" style:family="presentation" style:parent-style-name="blue-white-title">
      <style:graphic-properties draw:fill-color="#ffffff" draw:auto-grow-height="false" fo:min-height="3.507cm"/>
    </style:style>
    <style:style style:name="pr5" style:family="presentation" style:parent-style-name="blue-white-backgroundobjects">
      <style:graphic-properties svg:stroke-color="#c8e6ff" draw:textarea-horizontal-align="center" draw:textarea-vertical-align="middle"/>
    </style:style>
    <style:style style:name="pr6" style:family="presentation" style:parent-style-name="blue-white-backgroundobjects">
      <style:graphic-properties svg:stroke-color="#ffffff" draw:textarea-horizontal-align="center" draw:textarea-vertical-align="middle"/>
    </style:style>
    <style:style style:name="pr7" style:family="presentation" style:parent-style-name="blue-white-backgroundobjects">
      <style:graphic-properties draw:stroke="none" draw:fill="none" draw:fill-color="#ffffff" draw:auto-grow-height="false" fo:min-height="0.58cm"/>
    </style:style>
    <style:style style:name="pr8" style:family="presentation" style:parent-style-name="blue-white-backgroundobjects">
      <style:graphic-properties draw:stroke="none" draw:fill="none" draw:fill-color="#ffffff" draw:auto-grow-height="false" fo:min-height="1.449cm"/>
    </style:style>
    <style:style style:name="pr9" style:family="presentation" style:parent-style-name="blue-white-backgroundobjects">
      <style:graphic-properties draw:stroke="none" draw:fill="none" draw:textarea-horizontal-align="center" draw:textarea-vertical-align="middle"/>
    </style:style>
    <style:style style:name="pr10" style:family="presentation" style:parent-style-name="blue-white-backgroundobjects">
      <style:graphic-properties draw:stroke="none" draw:fill="none" draw:fill-color="#ffffff" draw:auto-grow-height="false" fo:min-height="1.485cm"/>
    </style:style>
    <style:style style:name="pr11" style:family="presentation" style:parent-style-name="blue-whit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3.6cm" fo:margin-right="0cm" fo:text-indent="-0.6cm"/>
    </style:style>
    <style:style style:name="P9" style:family="paragraph">
      <style:paragraph-properties fo:margin-left="4.8cm" fo:margin-right="0cm" fo:text-indent="-0.6cm"/>
    </style:style>
    <style:style style:name="P10" style:family="paragraph">
      <style:paragraph-properties fo:margin-left="6cm" fo:margin-right="0cm" fo:text-indent="-0.6cm"/>
    </style:style>
    <style:style style:name="P11" style:family="paragraph">
      <style:paragraph-properties fo:margin-left="7.2cm" fo:margin-right="0cm" fo:text-indent="-0.6cm"/>
    </style:style>
    <style:style style:name="P12" style:family="paragraph">
      <style:paragraph-properties fo:margin-left="8.4cm" fo:margin-right="0cm" fo:text-indent="-0.6cm"/>
    </style:style>
    <style:style style:name="P13" style:family="paragraph">
      <style:paragraph-properties fo:margin-left="9.6cm" fo:margin-right="0cm" fo:text-indent="-0.6cm"/>
    </style:style>
    <style:style style:name="P14" style:family="paragraph">
      <style:paragraph-properties fo:margin-left="10.8cm" fo:margin-right="0cm" fo:text-indent="-0.6cm"/>
    </style:style>
    <style:style style:name="P1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6" style:family="paragraph">
      <style:paragraph-properties fo:margin-left="0cm" fo:margin-right="0cm" fo:text-align="center" fo:text-indent="0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99ccff" fo:font-family="Verdana" style:font-style-name="Standaard" style:font-family-generic="swiss" style:font-pitch="variable" fo:font-size="10pt" style:font-size-asian="24pt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889cm" svg:height="1.04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9cm" svg:height="1.048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9cm" svg:height="1.048cm" svg:x="0cm" svg:y="19.94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9cm" svg:height="1.048cm" svg:x="16.811cm" svg:y="19.94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939cm" svg:height="4.454cm" svg:x="2.97cm" svg:y="4.016cm" draw:page-number="1"/>
      <draw:page-thumbnail draw:layer="backgroundobjects" svg:width="5.939cm" svg:height="4.454cm" svg:x="11.88cm" svg:y="4.016cm"/>
      <draw:page-thumbnail draw:layer="backgroundobjects" svg:width="5.939cm" svg:height="4.454cm" svg:x="20.79cm" svg:y="4.016cm"/>
      <draw:page-thumbnail draw:layer="backgroundobjects" svg:width="5.939cm" svg:height="4.454cm" svg:x="2.97cm" svg:y="12.517cm"/>
      <draw:page-thumbnail draw:layer="backgroundobjects" svg:width="5.939cm" svg:height="4.454cm" svg:x="11.88cm" svg:y="12.517cm"/>
      <draw:page-thumbnail draw:layer="backgroundobjects" svg:width="5.939cm" svg:height="4.454cm" svg:x="20.79cm" svg:y="12.517cm"/>
    </style:handout-master>
    <style:master-page style:name="blue-white" style:page-layout-name="PM1" draw:style-name="dp1">
      <draw:rect presentation:style-name="pr1" draw:text-style-name="P5" draw:layer="backgroundobjects" svg:width="2cm" svg:height="6.5cm" svg:x="0cm" svg:y="0cm">
        <text:p text:style-name="P1"/>
      </draw:rect>
      <draw:rect presentation:style-name="pr2" draw:text-style-name="P5" draw:layer="backgroundobjects" svg:width="2cm" svg:height="15cm" svg:x="0cm" svg:y="6cm">
        <text:p text:style-name="P1"/>
      </draw:rect>
      <draw:rect presentation:style-name="pr2" draw:text-style-name="P5" draw:layer="backgroundobjects" svg:width="27.5cm" svg:height="4cm" svg:x="0.5cm" svg:y="0cm">
        <text:p text:style-name="P1"/>
      </draw:rect>
      <draw:frame presentation:style-name="pr3" draw:text-style-name="P6" draw:layer="backgroundobjects" svg:width="25cm" svg:height="15cm" svg:x="2.5cm" svg:y="5cm" presentation:class="outline">
        <draw:text-box>
          <text:list text:style-name="L2">
            <text:list-item>
              <text:p text:style-name="P6">Klik om de opmaak van de overzichtstekst te bewerken</text:p>
            </text:list-item>
          </text:list>
          <text:list text:style-name="L2">
            <text:list-item>
              <text:list>
                <text:list-item>
                  <text:p text:style-name="P7">Tweede overzichtsniveau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8">Derde overzichtsniveau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Vierde overzichtsniveau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Vijfde overzichtsniveau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1">Zesde overzichtsniveau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2">Zevende overzichtsniveau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3">Achtste overzichtsniveau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4">Negende overzichtsniveau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4" draw:text-style-name="P1" draw:layer="backgroundobjects" svg:width="27.5cm" svg:height="3cm" svg:x="0.5cm" svg:y="1cm" presentation:class="title">
        <draw:text-box>
          <text:p text:style-name="P1">Klik om de opmaak van de titeltekst te bewerken</text:p>
        </draw:text-box>
      </draw:frame>
      <draw:line presentation:style-name="pr5" draw:text-style-name="P5" draw:layer="backgroundobjects" svg:x1="0.5cm" svg:y1="4cm" svg:x2="28cm" svg:y2="4cm">
        <text:p text:style-name="P1"/>
      </draw:line>
      <draw:line presentation:style-name="pr5" draw:text-style-name="P5" draw:layer="backgroundobjects" svg:x1="2cm" svg:y1="4cm" svg:x2="2cm" svg:y2="21cm">
        <text:p text:style-name="P1"/>
      </draw:line>
      <draw:line presentation:style-name="pr6" draw:text-style-name="P5" draw:layer="backgroundobjects" svg:x1="0.5cm" svg:y1="0cm" svg:x2="0.5cm" svg:y2="4cm">
        <text:p text:style-name="P1"/>
      </draw:line>
      <draw:line presentation:style-name="pr6" draw:text-style-name="P5" draw:layer="backgroundobjects" svg:x1="0.5cm" svg:y1="1cm" svg:x2="28cm" svg:y2="1cm">
        <text:p text:style-name="P1"/>
      </draw:line>
      <draw:frame presentation:style-name="pr7" draw:text-style-name="P15" draw:layer="backgroundobjects" svg:width="3.451cm" svg:height="0.579cm" svg:x="23cm" svg:y="20cm" presentation:class="footer">
        <draw:text-box>
          <text:p text:style-name="P15"><text:span text:style-name="T1"><presentation:footer/></text:span></text:p>
        </draw:text-box>
      </draw:frame>
      <draw:frame presentation:style-name="pr7" draw:text-style-name="P4" draw:layer="backgroundobjects" svg:width="4.598cm" svg:height="0.579cm" svg:x="22cm" svg:y="20cm" presentation:class="page-number">
        <draw:text-box>
          <text:p text:style-name="P4"><text:span text:style-name="T1"><text:page-number>&lt;number&gt;</text:page-number></text:span></text:p>
        </draw:text-box>
      </draw:frame>
      <draw:frame presentation:style-name="pr8" draw:text-style-name="P2" draw:layer="backgroundobjects" svg:width="6.523cm" svg:height="1.448cm" svg:x="21cm" svg:y="19.552cm" presentation:class="date-time">
        <draw:text-box>
          <text:p text:style-name="P2"><text:span text:style-name="T1"><presentation:date-time/></text:span></text:p>
        </draw:text-box>
      </draw:frame>
      <draw:rect presentation:style-name="pr9" draw:text-style-name="P16" draw:layer="backgroundobjects" svg:width="2cm" svg:height="1cm" svg:x="0cm" svg:y="20cm">
        <text:p text:style-name="P16"><text:span text:style-name="T2"><text:page-number>&lt;number&gt;</text:page-number></text:span></text:p>
      </draw:rect>
      <presentation:notes style:page-layout-name="PM2">
        <draw:page-thumbnail presentation:style-name="blue-white-title" draw:layer="backgroundobjects" svg:width="14.848cm" svg:height="11.135cm" svg:x="3.07cm" svg:y="2.257cm" presentation:class="page"/>
        <draw:frame presentation:style-name="blue-white-notes" draw:layer="backgroundobjects" svg:width="16.79cm" svg:height="13.364cm" svg:x="2.098cm" svg:y="14.107cm" presentation:class="notes" presentation:placeholder="true">
          <draw:text-box/>
        </draw:frame>
        <draw:frame presentation:style-name="pr10" draw:text-style-name="P2" draw:layer="backgroundobjects" svg:width="9.108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108cm" svg:height="1.484cm" svg:x="11.88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11" draw:text-style-name="P2" draw:layer="backgroundobjects" svg:width="9.108cm" svg:height="1.484cm" svg:x="0cm" svg:y="28.216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108cm" svg:height="1.484cm" svg:x="11.88cm" svg:y="28.216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creation-date>2006-10-30T15:41:44</meta:creation-date>
    <dc:date>2007-06-01T12:53:10</dc:date>
    <dc:language>en-US</dc:language>
    <meta:editing-cycles>27</meta:editing-cycles>
    <meta:editing-duration>PT22H6M0S</meta:editing-duration>
    <meta:user-defined meta:name="Info 1"/>
    <meta:user-defined meta:name="Info 2"/>
    <meta:user-defined meta:name="Info 3"/>
    <meta:user-defined meta:name="Info 4"/>
    <meta:document-statistic meta:object-count="437"/>
  </office:meta>
</office:document-meta>
</file>